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1.167cm" table:align="center" fo:background-color="#fffff0">
        <style:background-image/>
      </style:table-properties>
    </style:style>
    <style:style style:name="Tableau1.A" style:family="table-column">
      <style:table-column-properties style:column-width="0.637cm"/>
    </style:style>
    <style:style style:name="Tableau1.B" style:family="table-column">
      <style:table-column-properties style:column-width="0.804cm"/>
    </style:style>
    <style:style style:name="Tableau1.C" style:family="table-column">
      <style:table-column-properties style:column-width="19.726cm"/>
    </style:style>
    <style:style style:name="Tableau1.A1" style:family="table-cell">
      <style:table-cell-properties style:vertical-align="middle" fo:padding="0.049cm" fo:border="none"/>
    </style:style>
    <style:style style:name="Tableau2" style:family="table">
      <style:table-properties style:width="21.167cm" table:align="center" fo:background-color="#fffff0">
        <style:background-image/>
      </style:table-properties>
    </style:style>
    <style:style style:name="Tableau2.A" style:family="table-column">
      <style:table-column-properties style:column-width="0.637cm"/>
    </style:style>
    <style:style style:name="Tableau2.B" style:family="table-column">
      <style:table-column-properties style:column-width="0.78cm"/>
    </style:style>
    <style:style style:name="Tableau2.C" style:family="table-column">
      <style:table-column-properties style:column-width="19.75cm"/>
    </style:style>
    <style:style style:name="Tableau2.A1" style:family="table-cell">
      <style:table-cell-properties style:vertical-align="middle" fo:padding="0.049cm" fo:border="none"/>
    </style:style>
    <style:style style:name="Tableau3" style:family="table">
      <style:table-properties style:width="21.167cm" table:align="center" fo:background-color="#fffff0">
        <style:background-image/>
      </style:table-properties>
    </style:style>
    <style:style style:name="Tableau3.A" style:family="table-column">
      <style:table-column-properties style:column-width="0.637cm"/>
    </style:style>
    <style:style style:name="Tableau3.B" style:family="table-column">
      <style:table-column-properties style:column-width="0.998cm"/>
    </style:style>
    <style:style style:name="Tableau3.C" style:family="table-column">
      <style:table-column-properties style:column-width="19.532cm"/>
    </style:style>
    <style:style style:name="Tableau3.A1" style:family="table-cell">
      <style:table-cell-properties style:vertical-align="middle" fo:padding="0.049cm" fo:border="none"/>
    </style:style>
    <style:style style:name="Tableau4" style:family="table">
      <style:table-properties style:width="21.167cm" table:align="center" fo:background-color="#fffff0">
        <style:background-image/>
      </style:table-properties>
    </style:style>
    <style:style style:name="Tableau4.A" style:family="table-column">
      <style:table-column-properties style:column-width="0.637cm"/>
    </style:style>
    <style:style style:name="Tableau4.B" style:family="table-column">
      <style:table-column-properties style:column-width="0.778cm"/>
    </style:style>
    <style:style style:name="Tableau4.C" style:family="table-column">
      <style:table-column-properties style:column-width="19.752cm"/>
    </style:style>
    <style:style style:name="Tableau4.A1" style:family="table-cell">
      <style:table-cell-properties style:vertical-align="middle" fo:padding="0.049cm" fo:border="none"/>
    </style:style>
    <style:style style:name="Tableau5" style:family="table">
      <style:table-properties style:width="21.167cm" table:align="center" fo:background-color="#fffff0">
        <style:background-image/>
      </style:table-properties>
    </style:style>
    <style:style style:name="Tableau5.A" style:family="table-column">
      <style:table-column-properties style:column-width="0.637cm"/>
    </style:style>
    <style:style style:name="Tableau5.B" style:family="table-column">
      <style:table-column-properties style:column-width="0.986cm"/>
    </style:style>
    <style:style style:name="Tableau5.C" style:family="table-column">
      <style:table-column-properties style:column-width="19.544cm"/>
    </style:style>
    <style:style style:name="Tableau5.A1" style:family="table-cell">
      <style:table-cell-properties style:vertical-align="middle" fo:padding="0.049cm" fo:border="none"/>
    </style:style>
    <style:style style:name="Tableau6" style:family="table">
      <style:table-properties style:width="21.167cm" table:align="center" fo:background-color="#fffff0">
        <style:background-image/>
      </style:table-properties>
    </style:style>
    <style:style style:name="Tableau6.A" style:family="table-column">
      <style:table-column-properties style:column-width="0.637cm"/>
    </style:style>
    <style:style style:name="Tableau6.B" style:family="table-column">
      <style:table-column-properties style:column-width="0.769cm"/>
    </style:style>
    <style:style style:name="Tableau6.C" style:family="table-column">
      <style:table-column-properties style:column-width="19.761cm"/>
    </style:style>
    <style:style style:name="Tableau6.A1" style:family="table-cell">
      <style:table-cell-properties style:vertical-align="middle" fo:padding="0.049cm" fo:border="none"/>
    </style:style>
    <style:style style:name="Tableau7" style:family="table">
      <style:table-properties style:width="21.167cm" table:align="center" fo:background-color="#fffff0">
        <style:background-image/>
      </style:table-properties>
    </style:style>
    <style:style style:name="Tableau7.A" style:family="table-column">
      <style:table-column-properties style:column-width="0.637cm"/>
    </style:style>
    <style:style style:name="Tableau7.B" style:family="table-column">
      <style:table-column-properties style:column-width="0.794cm"/>
    </style:style>
    <style:style style:name="Tableau7.C" style:family="table-column">
      <style:table-column-properties style:column-width="19.736cm"/>
    </style:style>
    <style:style style:name="Tableau7.A1" style:family="table-cell">
      <style:table-cell-properties style:vertical-align="middle" fo:padding="0.049cm" fo:border="none"/>
    </style:style>
    <style:style style:name="Tableau8" style:family="table">
      <style:table-properties style:width="21.167cm" table:align="center" fo:background-color="#fffff0">
        <style:background-image/>
      </style:table-properties>
    </style:style>
    <style:style style:name="Tableau8.A" style:family="table-column">
      <style:table-column-properties style:column-width="0.637cm"/>
    </style:style>
    <style:style style:name="Tableau8.B" style:family="table-column">
      <style:table-column-properties style:column-width="0.785cm"/>
    </style:style>
    <style:style style:name="Tableau8.C" style:family="table-column">
      <style:table-column-properties style:column-width="19.745cm"/>
    </style:style>
    <style:style style:name="Tableau8.A1" style:family="table-cell">
      <style:table-cell-properties style:vertical-align="middle" fo:padding="0.049cm" fo:border="none"/>
    </style:style>
    <style:style style:name="Tableau9" style:family="table">
      <style:table-properties style:width="21.167cm" table:align="center" fo:background-color="#fffff0">
        <style:background-image/>
      </style:table-properties>
    </style:style>
    <style:style style:name="Tableau9.A" style:family="table-column">
      <style:table-column-properties style:column-width="0.637cm"/>
    </style:style>
    <style:style style:name="Tableau9.B" style:family="table-column">
      <style:table-column-properties style:column-width="0.99cm"/>
    </style:style>
    <style:style style:name="Tableau9.C" style:family="table-column">
      <style:table-column-properties style:column-width="19.54cm"/>
    </style:style>
    <style:style style:name="Tableau9.A1" style:family="table-cell">
      <style:table-cell-properties style:vertical-align="middle" fo:padding="0.049cm" fo:border="none"/>
    </style:style>
    <style:style style:name="Tableau10" style:family="table">
      <style:table-properties style:width="21.167cm" table:align="center" fo:background-color="#fffff0">
        <style:background-image/>
      </style:table-properties>
    </style:style>
    <style:style style:name="Tableau10.A" style:family="table-column">
      <style:table-column-properties style:column-width="0.637cm"/>
    </style:style>
    <style:style style:name="Tableau10.B" style:family="table-column">
      <style:table-column-properties style:column-width="0.979cm"/>
    </style:style>
    <style:style style:name="Tableau10.C" style:family="table-column">
      <style:table-column-properties style:column-width="19.551cm"/>
    </style:style>
    <style:style style:name="Tableau10.A1" style:family="table-cell">
      <style:table-cell-properties style:vertical-align="middle" fo:padding="0.049cm" fo:border="none"/>
    </style:style>
    <style:style style:name="Tableau11" style:family="table">
      <style:table-properties style:width="21.167cm" table:align="center" fo:background-color="#fffff0">
        <style:background-image/>
      </style:table-properties>
    </style:style>
    <style:style style:name="Tableau11.A" style:family="table-column">
      <style:table-column-properties style:column-width="0.637cm"/>
    </style:style>
    <style:style style:name="Tableau11.B" style:family="table-column">
      <style:table-column-properties style:column-width="0.984cm"/>
    </style:style>
    <style:style style:name="Tableau11.C" style:family="table-column">
      <style:table-column-properties style:column-width="19.546cm"/>
    </style:style>
    <style:style style:name="Tableau11.A1" style:family="table-cell">
      <style:table-cell-properties style:vertical-align="middle" fo:padding="0.049cm" fo:border="none"/>
    </style:style>
    <style:style style:name="Tableau12" style:family="table">
      <style:table-properties style:width="21.167cm" table:align="center" fo:background-color="#fffff0">
        <style:background-image/>
      </style:table-properties>
    </style:style>
    <style:style style:name="Tableau12.A" style:family="table-column">
      <style:table-column-properties style:column-width="0.637cm"/>
    </style:style>
    <style:style style:name="Tableau12.B" style:family="table-column">
      <style:table-column-properties style:column-width="0.773cm"/>
    </style:style>
    <style:style style:name="Tableau12.C" style:family="table-column">
      <style:table-column-properties style:column-width="19.757cm"/>
    </style:style>
    <style:style style:name="Tableau12.A1" style:family="table-cell">
      <style:table-cell-properties style:vertical-align="middle" fo:padding="0.049cm" fo:border="none"/>
    </style:style>
    <style:style style:name="Tableau13" style:family="table">
      <style:table-properties style:width="21.167cm" table:align="center" fo:background-color="#fffff0">
        <style:background-image/>
      </style:table-properties>
    </style:style>
    <style:style style:name="Tableau13.A" style:family="table-column">
      <style:table-column-properties style:column-width="0.637cm"/>
    </style:style>
    <style:style style:name="Tableau13.B" style:family="table-column">
      <style:table-column-properties style:column-width="0.998cm"/>
    </style:style>
    <style:style style:name="Tableau13.C" style:family="table-column">
      <style:table-column-properties style:column-width="19.532cm"/>
    </style:style>
    <style:style style:name="Tableau13.A1" style:family="table-cell">
      <style:table-cell-properties style:vertical-align="middle" fo:padding="0.049cm" fo:border="none"/>
    </style:style>
    <style:style style:name="Tableau14" style:family="table">
      <style:table-properties style:width="21.167cm" table:align="center" fo:background-color="#fffff0">
        <style:background-image/>
      </style:table-properties>
    </style:style>
    <style:style style:name="Tableau14.A" style:family="table-column">
      <style:table-column-properties style:column-width="0.637cm"/>
    </style:style>
    <style:style style:name="Tableau14.B" style:family="table-column">
      <style:table-column-properties style:column-width="0.997cm"/>
    </style:style>
    <style:style style:name="Tableau14.C" style:family="table-column">
      <style:table-column-properties style:column-width="19.533cm"/>
    </style:style>
    <style:style style:name="Tableau14.A1" style:family="table-cell">
      <style:table-cell-properties style:vertical-align="middle" fo:padding="0.049cm" fo:border="none"/>
    </style:style>
    <style:style style:name="P1" style:family="paragraph" style:parent-style-name="Standard">
      <style:text-properties officeooo:paragraph-rsid="0015414d"/>
    </style:style>
    <style:style style:name="P2" style:family="paragraph" style:parent-style-name="Standard">
      <style:text-properties officeooo:paragraph-rsid="0016b264"/>
    </style:style>
    <style:style style:name="P3" style:family="paragraph" style:parent-style-name="Standard">
      <style:text-properties officeooo:paragraph-rsid="00178644"/>
    </style:style>
    <style:style style:name="P4" style:family="paragraph" style:parent-style-name="Standard">
      <style:text-properties officeooo:paragraph-rsid="0018ee28"/>
    </style:style>
    <style:style style:name="P5" style:family="paragraph" style:parent-style-name="Standard">
      <style:text-properties officeooo:paragraph-rsid="001b832d"/>
    </style:style>
    <style:style style:name="P6" style:family="paragraph" style:parent-style-name="Standard">
      <style:text-properties officeooo:paragraph-rsid="001c38cd"/>
    </style:style>
    <style:style style:name="P7" style:family="paragraph" style:parent-style-name="Standard">
      <style:text-properties officeooo:paragraph-rsid="001c8af3"/>
    </style:style>
    <style:style style:name="P8" style:family="paragraph" style:parent-style-name="Standard">
      <style:text-properties officeooo:paragraph-rsid="001e0b2a"/>
    </style:style>
    <style:style style:name="P9" style:family="paragraph" style:parent-style-name="Standard">
      <style:paragraph-properties fo:break-before="page"/>
    </style:style>
    <style:style style:name="P10" style:family="paragraph" style:parent-style-name="Standard">
      <style:paragraph-properties fo:break-before="page"/>
      <style:text-properties officeooo:paragraph-rsid="0015414d"/>
    </style:style>
    <style:style style:name="P11" style:family="paragraph" style:parent-style-name="Standard">
      <style:paragraph-properties fo:break-before="page"/>
      <style:text-properties officeooo:paragraph-rsid="0016b264"/>
    </style:style>
    <style:style style:name="P12" style:family="paragraph" style:parent-style-name="Standard">
      <style:paragraph-properties fo:break-before="page"/>
      <style:text-properties officeooo:paragraph-rsid="00178644"/>
    </style:style>
    <style:style style:name="P13" style:family="paragraph" style:parent-style-name="Standard">
      <style:paragraph-properties fo:break-before="page"/>
      <style:text-properties officeooo:paragraph-rsid="0018ee28"/>
    </style:style>
    <style:style style:name="P14" style:family="paragraph" style:parent-style-name="Standard">
      <style:paragraph-properties fo:break-before="page"/>
      <style:text-properties officeooo:paragraph-rsid="001b832d"/>
    </style:style>
    <style:style style:name="P15" style:family="paragraph" style:parent-style-name="Standard">
      <style:paragraph-properties fo:break-before="page"/>
      <style:text-properties officeooo:paragraph-rsid="001c38cd"/>
    </style:style>
    <style:style style:name="P16" style:family="paragraph" style:parent-style-name="Standard">
      <style:paragraph-properties fo:break-before="page"/>
      <style:text-properties officeooo:paragraph-rsid="001c8af3"/>
    </style:style>
    <style:style style:name="P17" style:family="paragraph" style:parent-style-name="Header">
      <style:text-properties officeooo:paragraph-rsid="0015414d"/>
    </style:style>
    <style:style style:name="T1" style:family="text">
      <style:text-properties officeooo:rsid="0015414d"/>
    </style:style>
    <style:style style:name="T2" style:family="text">
      <style:text-properties fo:font-style="italic"/>
    </style:style>
    <style:style style:name="T3" style:family="text">
      <style:text-properties officeooo:rsid="0016b264"/>
    </style:style>
    <style:style style:name="T4" style:family="text">
      <style:text-properties officeooo:rsid="00178644"/>
    </style:style>
    <style:style style:name="T5" style:family="text">
      <style:text-properties officeooo:rsid="0018ee28"/>
    </style:style>
    <style:style style:name="T6" style:family="text">
      <style:text-properties officeooo:rsid="001aabe2"/>
    </style:style>
    <style:style style:name="T7" style:family="text">
      <style:text-properties officeooo:rsid="001b832d"/>
    </style:style>
    <style:style style:name="T8" style:family="text">
      <style:text-properties officeooo:rsid="001c38cd"/>
    </style:style>
    <style:style style:name="T9" style:family="text">
      <style:text-properties officeooo:rsid="001c8af3"/>
    </style:style>
    <style:style style:name="T10" style:family="text">
      <style:text-properties officeooo:rsid="001e0b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Enoncés <text:s/>: </text:span><text:a xlink:type="simple" xlink:href="http://www.mathkang.org/exokangans/page_exos.php?semaine=1"><text:span text:style-name="T1">http://www.mathkang.org/exokangans/page_exos.php?semaine=x</text:span></text:a></text:p>
      <text:p text:style-name="P8"><text:span text:style-name="T10">Solutions : </text:span><text:a xlink:type="simple" xlink:href="http://www.mathkang.org/exokangans/solus/solsem_52.pdf"><text:span text:style-name="T10">http://www.mathkang.org/exokangans/solus/solsem_x.pdf</text:span></text:a></text:p>
      <text:p text:style-name="P8"><text:span text:style-name="T10"/></text:p>
      <text:p text:style-name="P8"><text:span text:style-name="T10"/></text:p>
      <text:p text:style-name="P1"><text:span text:style-name="T1">Les petits métiers </text:span><text:span text:style-name="T6">(1)</text:span></text:p>
      <text:p text:style-name="P1"><text:span text:style-name="T1">Semaine 01/2013</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1</text:p>
          </table:table-cell>
          <table:table-cell table:style-name="Tableau3.A1" office:value-type="string">
            <text:p text:style-name="Table_20_Contents"><text:a xlink:type="simple" xlink:href="http://www.mathkang.org/exokangans/page_exos.php?semaine=1#">[1]</text:a></text:p>
          </table:table-cell>
          <table:table-cell table:style-name="Tableau3.A1" office:value-type="string">
            <text:p text:style-name="Table_20_Contents">Combien de jours a travaillé un ouvrier qui a reçu 72 francs, à raison de 3 francs par jour ? </text:p>
          </table:table-cell>
        </table:table-row>
        <table:table-row>
          <table:table-cell table:style-name="Tableau3.A1" office:value-type="string">
            <text:p text:style-name="Table_20_Contents">2</text:p>
          </table:table-cell>
          <table:table-cell table:style-name="Tableau3.A1" office:value-type="string">
            <text:p text:style-name="Table_20_Contents"><text:a xlink:type="simple" xlink:href="http://www.mathkang.org/exokangans/page_exos.php?semaine=1#">[1]</text:a></text:p>
          </table:table-cell>
          <table:table-cell table:style-name="Tableau3.A1" office:value-type="string">
            <text:p text:style-name="Table_20_Contents">Une <text:a xlink:type="simple" xlink:href="http://www.mathkang.org/exokangans/page_exos.php?semaine=1#">modiste</text:a> achète 15 m. de ruban à 1fr.30 ; elle donne en paiement deux pièces de 5 francs. Combien doit-elle encore ? </text:p>
          </table:table-cell>
        </table:table-row>
        <table:table-row>
          <table:table-cell table:style-name="Tableau3.A1" office:value-type="string">
            <text:p text:style-name="Table_20_Contents">3</text:p>
          </table:table-cell>
          <table:table-cell table:style-name="Tableau3.A1" office:value-type="string">
            <text:p text:style-name="Table_20_Contents"><text:a xlink:type="simple" xlink:href="http://www.mathkang.org/exokangans/page_exos.php?semaine=1#">[8]</text:a></text:p>
          </table:table-cell>
          <table:table-cell table:style-name="Tableau3.A1" office:value-type="string">
            <text:p text:style-name="Table_20_Contents">Note d'un grainetier :<text:line-break/>45 bottes de foin à 0fr.65 la botte ……<text:line-break/>80 bottes de paille à 0fr.28 la botte ……<text:line-break/>15 décal. d'avoine à 1fr.35 le D.L. …….<text:line-break/>TOTAL .... </text:p>
          </table:table-cell>
        </table:table-row>
        <table:table-row>
          <table:table-cell table:style-name="Tableau3.A1" office:value-type="string">
            <text:p text:style-name="Table_20_Contents">4</text:p>
          </table:table-cell>
          <table:table-cell table:style-name="Tableau3.A1" office:value-type="string">
            <text:p text:style-name="Table_20_Contents"><text:a xlink:type="simple" xlink:href="http://www.mathkang.org/exokangans/page_exos.php?semaine=1#">[1]</text:a></text:p>
          </table:table-cell>
          <table:table-cell table:style-name="Tableau3.A1" office:value-type="string">
            <text:p text:style-name="Table_20_Contents">Un chemisier gagne 39fr. en revendant 6fr.75 des chemises qui lui reviennent à 5fr.25. Combien a-t-il revendu de chemises ? </text:p>
          </table:table-cell>
        </table:table-row>
        <table:table-row>
          <table:table-cell table:style-name="Tableau3.A1" office:value-type="string">
            <text:p text:style-name="Table_20_Contents">5</text:p>
          </table:table-cell>
          <table:table-cell table:style-name="Tableau3.A1" office:value-type="string">
            <text:p text:style-name="Table_20_Contents"><text:a xlink:type="simple" xlink:href="http://www.mathkang.org/exokangans/page_exos.php?semaine=1#">[10]</text:a></text:p>
          </table:table-cell>
          <table:table-cell table:style-name="Tableau3.A1" office:value-type="string">
            <text:p text:style-name="Table_20_Contents">Un <text:a xlink:type="simple" xlink:href="http://www.mathkang.org/exokangans/page_exos.php?semaine=1#">colporteur</text:a> a vendu dans sa journée 25 cahiers de papiers à lettre à 0fr10, 15 almanachs à 0fr.30 et 18 crayons à 5 centimes. Sachant qu'il achète le papier à lettre 4fr la rame (80 cahiers), les almanachs 2fr.60 la douzaine (avec le treizième gratuit) et les crayons 3fr.60 la <text:a xlink:type="simple" xlink:href="http://www.mathkang.org/exokangans/page_exos.php?semaine=1#">grosse</text:a>, combien a-t-il gagné ?</text:p>
          </table:table-cell>
        </table:table-row>
        <table:table-row>
          <table:table-cell table:style-name="Tableau3.A1" office:value-type="string">
            <text:p text:style-name="Table_20_Contents">6</text:p>
          </table:table-cell>
          <table:table-cell table:style-name="Tableau3.A1" office:value-type="string">
            <text:p text:style-name="Table_20_Contents"><text:a xlink:type="simple" xlink:href="http://www.mathkang.org/exokangans/page_exos.php?semaine=1#">[1]</text:a></text:p>
          </table:table-cell>
          <table:table-cell table:style-name="Tableau3.A1" office:value-type="string">
            <text:p text:style-name="Table_20_Contents">La farine de <text:a xlink:type="simple" xlink:href="http://www.mathkang.org/exokangans/page_exos.php?semaine=1#">froment</text:a> absorbe 57 pour 100 d'eau pendant le pétrissage et, pendant la cuisson, une partie de cette eau s'évapore de telle sorte que 117 kg de pâte fournissent 100 kg de pain. D'après cela, combien pourra-t-on nourrir de soldats pendant un jour avec 1 000 kg de farine blanche, la ration de chaque soldat pesant 75 décagrammes ? </text:p>
          </table:table-cell>
        </table:table-row>
        <table:table-row>
          <table:table-cell table:style-name="Tableau3.A1" office:value-type="string">
            <text:p text:style-name="Table_20_Contents">7</text:p>
          </table:table-cell>
          <table:table-cell table:style-name="Tableau3.A1" office:value-type="string">
            <text:p text:style-name="Table_20_Contents"><text:a xlink:type="simple" xlink:href="http://www.mathkang.org/exokangans/page_exos.php?semaine=1#">[1]</text:a></text:p>
          </table:table-cell>
          <table:table-cell table:style-name="Tableau3.A1" office:value-type="string">
            <text:p text:style-name="Table_20_Contents">Trois <text:a xlink:type="simple" xlink:href="http://www.mathkang.org/exokangans/page_exos.php?semaine=1#">faucheurs</text:a> ont mis 6 jours pour faucher l'herbe d'un pré de 279m04 de long sur 164m30 de large, à raison de 18fr75 l'hectare. Que revient-il à chacun et quel est le prix d'une journée ?</text:p>
          </table:table-cell>
        </table:table-row>
      </table:table>
      <text:p text:style-name="Standard"/>
      <text:p text:style-name="Standard"/>
      <text:p text:style-name="Standard"/>
      <text:p text:style-name="Standard"/>
      <text:p text:style-name="P10"><text:span text:style-name="T1">Histoire </text:span><text:span text:style-name="T6">(1)</text:span></text:p>
      <text:p text:style-name="P1"><text:span text:style-name="T1">Semaine 2/2013</text:span></text:p>
      <text:p text:style-name="P1"><text:span text:style-name="T1"/></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1</text:p>
          </table:table-cell>
          <table:table-cell table:style-name="Tableau4.A1" office:value-type="string">
            <text:p text:style-name="Table_20_Contents"><text:a xlink:type="simple" xlink:href="http://www.mathkang.org/exokangans/page_exos.php?semaine=2#">[5]</text:a></text:p>
          </table:table-cell>
          <table:table-cell table:style-name="Tableau4.A1" office:value-type="string">
            <text:p text:style-name="Table_20_Contents">Clovis est devenu roi des Francs en 481 ; il est mort 30 ans après ; le dernier de ses 4 fils, Clotaire 1er est mort 50 ans après son père, Clotaire II est mort 67 ans plus tard ; Dagobert 1er 10 ans après Clotaire II, Clovis II 18 ans plus tard, Childéric II 17 ans après Clovis II ; enfin le dernier roi mérovingien a été détrôné 79 ans après la mort de Childéric II ; on demande la date de la fin de la dynastie des Mérovingiens ? </text:p>
          </table:table-cell>
        </table:table-row>
        <table:table-row>
          <table:table-cell table:style-name="Tableau4.A1" office:value-type="string">
            <text:p text:style-name="Table_20_Contents">2</text:p>
          </table:table-cell>
          <table:table-cell table:style-name="Tableau4.A1" office:value-type="string">
            <text:p text:style-name="Table_20_Contents"><text:a xlink:type="simple" xlink:href="http://www.mathkang.org/exokangans/page_exos.php?semaine=2#">[5]</text:a></text:p>
          </table:table-cell>
          <table:table-cell table:style-name="Tableau4.A1" office:value-type="string">
            <text:p text:style-name="Table_20_Contents">Combien d'années se sont écoulées entre l'avènement du roi de France Philippe VI, dit le Valois en 1328 et la mort de Charles VIII en 1498 ? </text:p>
          </table:table-cell>
        </table:table-row>
        <table:table-row>
          <table:table-cell table:style-name="Tableau4.A1" office:value-type="string">
            <text:p text:style-name="Table_20_Contents">3</text:p>
          </table:table-cell>
          <table:table-cell table:style-name="Tableau4.A1" office:value-type="string">
            <text:p text:style-name="Table_20_Contents"><text:a xlink:type="simple" xlink:href="http://www.mathkang.org/exokangans/page_exos.php?semaine=2#">[6]</text:a></text:p>
          </table:table-cell>
          <table:table-cell table:style-name="Tableau4.A1" office:value-type="string">
            <text:p text:style-name="Table_20_Contents">Ecrire en toutes lettres les chiffres romains donnés dans les phrases suivantes : Louis XIV, né en MDCXXXVIII, monta sur le trône en MDCXLIII et mourut en MDCCXV, à l'âge de LXXVII ans après avoir régné LXXII ans. La république a été proclamée en France une première fois le XXII septembre MDCCXCII, une seconde fois le XXIV février MDCCCXLVIII et une troisième fois le IV septembre MDCCCLXX. </text:p>
          </table:table-cell>
        </table:table-row>
        <table:table-row>
          <table:table-cell table:style-name="Tableau4.A1" office:value-type="string">
            <text:p text:style-name="Table_20_Contents">4</text:p>
          </table:table-cell>
          <table:table-cell table:style-name="Tableau4.A1" office:value-type="string">
            <text:p text:style-name="Table_20_Contents"><text:a xlink:type="simple" xlink:href="http://www.mathkang.org/exokangans/page_exos.php?semaine=2#">[7]</text:a></text:p>
          </table:table-cell>
          <table:table-cell table:style-name="Tableau4.A1" office:value-type="string">
            <text:p text:style-name="Table_20_Contents">Depuis l'établissement des rois chez le peuple juif jusqu'à la captivité de Babylone qui eut lieu en 606 avant J.C., il s'écoula 474 ans, à quelle date remonte l'établissement de la monarchie ? </text:p>
          </table:table-cell>
        </table:table-row>
        <table:table-row>
          <table:table-cell table:style-name="Tableau4.A1" office:value-type="string">
            <text:p text:style-name="Table_20_Contents">5</text:p>
          </table:table-cell>
          <table:table-cell table:style-name="Tableau4.A1" office:value-type="string">
            <text:p text:style-name="Table_20_Contents"><text:a xlink:type="simple" xlink:href="http://www.mathkang.org/exokangans/page_exos.php?semaine=2#">[7]</text:a></text:p>
          </table:table-cell>
          <table:table-cell table:style-name="Tableau4.A1" office:value-type="string">
            <text:p text:style-name="Table_20_Contents">Clovis véritable fondateur de la monarchie française naquit en 465, monta sur le trône à l'âge de 16 ans et mourut 30 ans après; faire connaître les époques de son avènement au trône et de sa mort. </text:p>
          </table:table-cell>
        </table:table-row>
        <table:table-row>
          <table:table-cell table:style-name="Tableau4.A1" office:value-type="string">
            <text:p text:style-name="Table_20_Contents">6</text:p>
          </table:table-cell>
          <table:table-cell table:style-name="Tableau4.A1" office:value-type="string">
            <text:p text:style-name="Table_20_Contents"><text:a xlink:type="simple" xlink:href="http://www.mathkang.org/exokangans/page_exos.php?semaine=2#">[7]</text:a></text:p>
          </table:table-cell>
          <table:table-cell table:style-name="Tableau4.A1" office:value-type="string">
            <text:p text:style-name="Table_20_Contents">Pépin le Bref, 35ème roi de France et fondateur de la 2ème <text:a xlink:type="simple" xlink:href="http://www.mathkang.org/exokangans/page_exos.php?semaine=2#">race</text:a>, s'empara de la couronne en 752. Hugues Capet, 48ème roi de France et fondateur de la 3ème race, monta sur le trône en 987 : combien la 2ème race eut-elle de rois et combien de temps régnèrent-ils? </text:p>
          </table:table-cell>
        </table:table-row>
        <table:table-row>
          <table:table-cell table:style-name="Tableau4.A1" office:value-type="string">
            <text:p text:style-name="Table_20_Contents">7</text:p>
          </table:table-cell>
          <table:table-cell table:style-name="Tableau4.A1" office:value-type="string">
            <text:p text:style-name="Table_20_Contents"><text:a xlink:type="simple" xlink:href="http://www.mathkang.org/exokangans/page_exos.php?semaine=2#">[7]</text:a></text:p>
          </table:table-cell>
          <table:table-cell table:style-name="Tableau4.A1" office:value-type="string">
            <text:p text:style-name="Table_20_Contents">Ce fut en 1282 sous le règne de Philippe le Hardi, qu'eut lieu, en Sicile, le massacre célèbre des Vêpres Siciliennes; ce fût en 1572 qu'eut lieu, sous le règne de Charles IX le massacre de la Saint Barthélémy. Quel temps s'est écoulé entre ces deux attentats? </text:p>
          </table:table-cell>
        </table:table-row>
      </table:table>
      <text:p text:style-name="P1"><text:span text:style-name="T1"/></text:p>
      <text:p text:style-name="Standard"/>
      <text:p text:style-name="P11"><text:span text:style-name="T3">Navires </text:span><text:span text:style-name="T6">(1)</text:span></text:p>
      <text:p text:style-name="P2"><text:span text:style-name="T3">Semaine 3/2013</text:span></text:p>
      <text:p text:style-name="P2"><text:span text:style-name="T3"/></text:p>
      <text:p text:style-name="P2"><text:span text:style-name="T3"/></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Contents">1</text:p>
          </table:table-cell>
          <table:table-cell table:style-name="Tableau5.A1" office:value-type="string">
            <text:p text:style-name="Table_20_Contents"><text:a xlink:type="simple" xlink:href="http://www.mathkang.org/exokangans/page_exos.php?semaine=3#">[9]</text:a></text:p>
          </table:table-cell>
          <table:table-cell table:style-name="Tableau5.A1" office:value-type="string">
            <text:p text:style-name="Table_20_Contents">Un navire a des vivres pour 19 jours, mais il doit tenir la mer pendant 22 jours : à combien doit-on réduire la ration de chaque homme qui se composait de 500 grammes de biscuit ?</text:p>
          </table:table-cell>
        </table:table-row>
        <table:table-row>
          <table:table-cell table:style-name="Tableau5.A1" office:value-type="string">
            <text:p text:style-name="Table_20_Contents">2</text:p>
          </table:table-cell>
          <table:table-cell table:style-name="Tableau5.A1" office:value-type="string">
            <text:p text:style-name="Table_20_Contents"><text:a xlink:type="simple" xlink:href="http://www.mathkang.org/exokangans/page_exos.php?semaine=3#">[9]</text:a></text:p>
          </table:table-cell>
          <table:table-cell table:style-name="Tableau5.A1" office:value-type="string">
            <text:p text:style-name="Table_20_Contents">Un navire a des vivres pour un équipage de 140 hommes et une traversée de 100 jours : après 24 jours de traversée, il recueille 30 naufragés : pendant combien de jours pourra-t-il naviguer encore sans modifier la ration de chaque homme ?</text:p>
          </table:table-cell>
        </table:table-row>
        <table:table-row>
          <table:table-cell table:style-name="Tableau5.A1" office:value-type="string">
            <text:p text:style-name="Table_20_Contents">3</text:p>
          </table:table-cell>
          <table:table-cell table:style-name="Tableau5.A1" office:value-type="string">
            <text:p text:style-name="Table_20_Contents"><text:a xlink:type="simple" xlink:href="http://www.mathkang.org/exokangans/page_exos.php?semaine=3#">[9]</text:a></text:p>
          </table:table-cell>
          <table:table-cell table:style-name="Tableau5.A1" office:value-type="string">
            <text:p text:style-name="Table_20_Contents">Un navire a 33 hommes d'équipage ; il reçoit des naufragés et la ration qui était de 600 gr de biscuit par homme est réduite à 495 gr : combien le navire a-t-il reçu de naufragés ?</text:p>
          </table:table-cell>
        </table:table-row>
        <table:table-row>
          <table:table-cell table:style-name="Tableau5.A1" office:value-type="string">
            <text:p text:style-name="Table_20_Contents">4</text:p>
          </table:table-cell>
          <table:table-cell table:style-name="Tableau5.A1" office:value-type="string">
            <text:p text:style-name="Table_20_Contents"><text:a xlink:type="simple" xlink:href="http://www.mathkang.org/exokangans/page_exos.php?semaine=3#">[15]</text:a></text:p>
          </table:table-cell>
          <table:table-cell table:style-name="Tableau5.A1" office:value-type="string">
            <text:p text:style-name="Table_20_Contents">Un morceau de bois flottant le long du bord d'un navire a mis 6 secondes pour parcourir la longueur de ce navire. On demande, en noeuds (1 noeud = 1 mille marin par heure), la vitesse du navire, sachant que le navire a 17 brasses et que la brasse vaut 5 pieds. Calculer le temps que mettra ce navire à voguer pour parcourir un arc de 10° de l'équateur, en supposant que sa vitesse demeure constante. (1 pied = 0,32484 mètres ; périmètre de la terre 40 000 Km ; mille marin = 1 851 m 85).</text:p>
          </table:table-cell>
        </table:table-row>
        <table:table-row>
          <table:table-cell table:style-name="Tableau5.A1" office:value-type="string">
            <text:p text:style-name="Table_20_Contents">5</text:p>
          </table:table-cell>
          <table:table-cell table:style-name="Tableau5.A1" office:value-type="string">
            <text:p text:style-name="Table_20_Contents"><text:a xlink:type="simple" xlink:href="http://www.mathkang.org/exokangans/page_exos.php?semaine=3#">[8]</text:a></text:p>
          </table:table-cell>
          <table:table-cell table:style-name="Tableau5.A1" office:value-type="string">
            <text:p text:style-name="Table_20_Contents">On demande à combien se monte la grosse aventure, c'est-à-dire le gain fait sur 124 750 fr. exposés aux dangers de la mer, si l'on donne 16 fr. 75 cent. pour 100.</text:p>
          </table:table-cell>
        </table:table-row>
        <table:table-row>
          <table:table-cell table:style-name="Tableau5.A1" office:value-type="string">
            <text:p text:style-name="Table_20_Contents">6</text:p>
          </table:table-cell>
          <table:table-cell table:style-name="Tableau5.A1" office:value-type="string">
            <text:p text:style-name="Table_20_Contents"><text:a xlink:type="simple" xlink:href="http://www.mathkang.org/exokangans/page_exos.php?semaine=3#">[8]</text:a></text:p>
          </table:table-cell>
          <table:table-cell table:style-name="Tableau5.A1" office:value-type="string">
            <text:p text:style-name="Table_20_Contents">Quelqu'un a donné à grosse aventure 30 pièces de vin chacune de 240 litres, à 0fr.25 cent. le litre : combien recevra-t-il de profit, s'il n'arrive pas d'accident, et qu'on lui donne 12 pour 100 ?</text:p>
          </table:table-cell>
        </table:table-row>
        <table:table-row>
          <table:table-cell table:style-name="Tableau5.A1" office:value-type="string">
            <text:p text:style-name="Table_20_Contents">7</text:p>
          </table:table-cell>
          <table:table-cell table:style-name="Tableau5.A1" office:value-type="string">
            <text:p text:style-name="Table_20_Contents"><text:a xlink:type="simple" xlink:href="http://www.mathkang.org/exokangans/page_exos.php?semaine=3#">[9]</text:a></text:p>
          </table:table-cell>
          <table:table-cell table:style-name="Tableau5.A1" office:value-type="string">
            <text:p text:style-name="Table_20_Contents">Au retour d'un vaisseau, je reçois 8 500 fr. pour grosse aventure d'un capital exposé aux dangers de la navigation : quel est ce capital, sachant que l'on me donne 10 pour 100 ?</text:p>
          </table:table-cell>
        </table:table-row>
      </table:table>
      <text:p text:style-name="P2"><text:span text:style-name="T3"/></text:p>
      <text:p text:style-name="P11"><text:span text:style-name="T3">La vie en classe </text:span><text:span text:style-name="T6">(1)</text:span></text:p>
      <text:p text:style-name="P2"><text:span text:style-name="T3">Semaine 4/2013</text:span></text:p>
      <text:p text:style-name="P2"><text:span text:style-name="T3"/></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1</text:p>
          </table:table-cell>
          <table:table-cell table:style-name="Tableau6.A1" office:value-type="string">
            <text:p text:style-name="Table_20_Contents"><text:a xlink:type="simple" xlink:href="http://www.mathkang.org/exokangans/page_exos.php?semaine=4#">[1]</text:a></text:p>
          </table:table-cell>
          <table:table-cell table:style-name="Tableau6.A1" office:value-type="string">
            <text:p text:style-name="Table_20_Contents">Une classe a 8m de long sur 7m de large et 4m50 de haut. Combien contient-elle de mètre cube d'air ? Si l'on y reçoit 50 élèves, combien chaque élève a-t-il de mètre cube d'air ?</text:p>
          </table:table-cell>
        </table:table-row>
        <table:table-row>
          <table:table-cell table:style-name="Tableau6.A1" office:value-type="string">
            <text:p text:style-name="Table_20_Contents">2</text:p>
          </table:table-cell>
          <table:table-cell table:style-name="Tableau6.A1" office:value-type="string">
            <text:p text:style-name="Table_20_Contents"><text:a xlink:type="simple" xlink:href="http://www.mathkang.org/exokangans/page_exos.php?semaine=4#">[2]</text:a></text:p>
          </table:table-cell>
          <table:table-cell table:style-name="Tableau6.A1" office:value-type="string">
            <text:p text:style-name="Table_20_Contents">Un instituteur a reçu pendant une année, à une école, 60 élèves dont 1/3 admis gratuitement. Les 3/5 des élèves payants sont venus pendant 11 mois, la moitié des autres pendant 9 mois et le reste pendant 6 mois. Les élèves gratuits y sont venus tous pendant 8 mois, sauf 3 qui sont venus pendant 11 mois. Le taux de rétribution mensuel des élèves payants est 1fr.75. La commune paye à l'instituteur pour chaque élève <text:a xlink:type="simple" xlink:href="http://www.mathkang.org/exokangans/page_exos.php?semaine=4#">indigent</text:a> une rétribution mensuelle égale aux 6/7 de celle des élèves payants. Quel a été le montant de la rétribution scolaire de cette année ?</text:p>
          </table:table-cell>
        </table:table-row>
        <table:table-row>
          <table:table-cell table:style-name="Tableau6.A1" office:value-type="string">
            <text:p text:style-name="Table_20_Contents">3</text:p>
          </table:table-cell>
          <table:table-cell table:style-name="Tableau6.A1" office:value-type="string">
            <text:p text:style-name="Table_20_Contents"><text:a xlink:type="simple" xlink:href="http://www.mathkang.org/exokangans/page_exos.php?semaine=4#">[3]</text:a></text:p>
          </table:table-cell>
          <table:table-cell table:style-name="Tableau6.A1" office:value-type="string">
            <text:p text:style-name="Table_20_Contents">La surface d'une classe contient 97 mètres carrés 09 ; l'étendue assignée pour chacun des élèves est de 68 décimètres carrés 19 centimètres carrés ; de plus, les vides nécessaires pour la circulation comprennent 15 mètres carrés 76, et l'espace pris par l'estrade égale celui qu'occupent sept élèves : on demande combien la salle peut recevoir d'enfants ?</text:p>
          </table:table-cell>
        </table:table-row>
        <table:table-row>
          <table:table-cell table:style-name="Tableau6.A1" office:value-type="string">
            <text:p text:style-name="Table_20_Contents">4</text:p>
          </table:table-cell>
          <table:table-cell table:style-name="Tableau6.A1" office:value-type="string">
            <text:p text:style-name="Table_20_Contents"><text:a xlink:type="simple" xlink:href="http://www.mathkang.org/exokangans/page_exos.php?semaine=4#">[4]</text:a></text:p>
          </table:table-cell>
          <table:table-cell table:style-name="Tableau6.A1" office:value-type="string">
            <text:p text:style-name="Table_20_Contents">Un père donne à son fils 2 francs pour chaque bon bulletin qu'il reçoit de ses maîtres, et lui reprend 2fr.50 pour chaque mauvais bulletin. Au bout d'un certain temps le fils reçoit 10 fr. et le nombre de ses bons bulletins surpasse de 7 celui des mauvais. Trouver le nombre des bons bulletins et celui des mauvais.</text:p>
          </table:table-cell>
        </table:table-row>
        <table:table-row>
          <table:table-cell table:style-name="Tableau6.A1" office:value-type="string">
            <text:p text:style-name="Table_20_Contents">5</text:p>
          </table:table-cell>
          <table:table-cell table:style-name="Tableau6.A1" office:value-type="string">
            <text:p text:style-name="Table_20_Contents"><text:a xlink:type="simple" xlink:href="http://www.mathkang.org/exokangans/page_exos.php?semaine=4#">[7]</text:a></text:p>
          </table:table-cell>
          <table:table-cell table:style-name="Tableau6.A1" office:value-type="string">
            <text:p text:style-name="Table_20_Contents">Un boulanger est convenu avec un chef d'établissement de faire chaque jour pour 135 élèves, la fourniture du pain à raison de 6 hectogrammes pour chacun d'eux ; le nombre d'élèves s'étant accru de 27, sans que la quantité du pain fournie ait été augmentée ; quelle est alors la ration de chaque élève ?</text:p>
          </table:table-cell>
        </table:table-row>
        <table:table-row>
          <table:table-cell table:style-name="Tableau6.A1" office:value-type="string">
            <text:p text:style-name="Table_20_Contents">6</text:p>
          </table:table-cell>
          <table:table-cell table:style-name="Tableau6.A1" office:value-type="string">
            <text:p text:style-name="Table_20_Contents"><text:a xlink:type="simple" xlink:href="http://www.mathkang.org/exokangans/page_exos.php?semaine=4#">[6]</text:a></text:p>
          </table:table-cell>
          <table:table-cell table:style-name="Tableau6.A1" office:value-type="string">
            <text:p text:style-name="Table_20_Contents">Un instituteur tient les fournitures d'école pour l'usage de ses élèves, et leur vend trois plumes pour 5 centimes ; à cet effet, il en a acheté un mille, qu'il a payé 13 francs ; ne voulant point faire commerce à bénéfices, il se propose de n'en vendre que la quantité nécessaire pour recouvrer ce qu'elles lui coûtent et de donner le reste à des élèves <text:a xlink:type="simple" xlink:href="http://www.mathkang.org/exokangans/page_exos.php?semaine=4#">indigents</text:a> : sur le millier de plumes qu'il a acheté, combien doit-il en revendre, et combien peut-il en donner ne voulant ni perdre ni gagner ?</text:p>
          </table:table-cell>
        </table:table-row>
        <table:table-row>
          <table:table-cell table:style-name="Tableau6.A1" office:value-type="string">
            <text:p text:style-name="Table_20_Contents">7</text:p>
          </table:table-cell>
          <table:table-cell table:style-name="Tableau6.A1" office:value-type="string">
            <text:p text:style-name="Table_20_Contents"><text:a xlink:type="simple" xlink:href="http://www.mathkang.org/exokangans/page_exos.php?semaine=4#">[3]</text:a></text:p>
          </table:table-cell>
          <table:table-cell table:style-name="Tableau6.A1" office:value-type="string">
            <text:p text:style-name="Table_20_Contents">Dans un pensionnat de 720 élèves on donne chaque jour un litre de vin pour 4 élèves : quelle est la dépense de 320 jours de l'année scolaire si un tonneau qui coûte 228 fr. donne 320 bouteilles et que 4 bouteilles contiennent 3 litres ?</text:p>
          </table:table-cell>
        </table:table-row>
      </table:table>
      <text:p text:style-name="P2"><text:span text:style-name="T3"/></text:p>
      <text:p text:style-name="P12"><text:span text:style-name="T4">Vie quotidienne (1)</text:span></text:p>
      <text:p text:style-name="P3"><text:span text:style-name="T4">Semaine 5/2013</text:span></text:p>
      <text:p text:style-name="P3"><text:span text:style-name="T4"/></text:p>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1</text:p>
          </table:table-cell>
          <table:table-cell table:style-name="Tableau7.A1" office:value-type="string">
            <text:p text:style-name="Table_20_Contents"><text:a xlink:type="simple" xlink:href="http://www.mathkang.org/exokangans/page_exos.php?semaine=5#">[1]</text:a></text:p>
          </table:table-cell>
          <table:table-cell table:style-name="Tableau7.A1" office:value-type="string">
            <text:p text:style-name="Table_20_Contents">Une ménagère achète 4 kilos de <text:a xlink:type="simple" xlink:href="http://www.mathkang.org/exokangans/page_exos.php?semaine=5#">sucre</text:a> à 1fr.15 le kilo et 6 kilos de beurre à 2fr.25 le kilo. Elle donne 20 francs pour payer. Combien doit-on lui rendre ?</text:p>
          </table:table-cell>
        </table:table-row>
        <table:table-row>
          <table:table-cell table:style-name="Tableau7.A1" office:value-type="string">
            <text:p text:style-name="Table_20_Contents">2</text:p>
          </table:table-cell>
          <table:table-cell table:style-name="Tableau7.A1" office:value-type="string">
            <text:p text:style-name="Table_20_Contents"><text:a xlink:type="simple" xlink:href="http://www.mathkang.org/exokangans/page_exos.php?semaine=5#">[1]</text:a></text:p>
          </table:table-cell>
          <table:table-cell table:style-name="Tableau7.A1" office:value-type="string">
            <text:p text:style-name="Table_20_Contents">Un ménage achète pour son chauffage 24 hectolitres de <text:a xlink:type="simple" xlink:href="http://www.mathkang.org/exokangans/page_exos.php?semaine=5#">coke</text:a> à 2 fr. l'hectolitre, 100 <text:a xlink:type="simple" xlink:href="http://www.mathkang.org/exokangans/page_exos.php?semaine=5#">fagots</text:a> à 0fr.10 la pièce, 5 h l de <text:a xlink:type="simple" xlink:href="http://www.mathkang.org/exokangans/page_exos.php?semaine=5#">houille</text:a> à 3fr. l'un. Combien dépense-t-il ?</text:p>
          </table:table-cell>
        </table:table-row>
        <table:table-row>
          <table:table-cell table:style-name="Tableau7.A1" office:value-type="string">
            <text:p text:style-name="Table_20_Contents">3</text:p>
          </table:table-cell>
          <table:table-cell table:style-name="Tableau7.A1" office:value-type="string">
            <text:p text:style-name="Table_20_Contents"><text:a xlink:type="simple" xlink:href="http://www.mathkang.org/exokangans/page_exos.php?semaine=5#">[1]</text:a></text:p>
          </table:table-cell>
          <table:table-cell table:style-name="Tableau7.A1" office:value-type="string">
            <text:p text:style-name="Table_20_Contents">On doit faire une facture pour les achats suivants : 4 paquets de bougies à 1fr.20 ; 2 kilos de sel gris à 0fr.20 ; 3 litres de vinaigre à 0fr.75 . Quel est le montant total des achats ?</text:p>
          </table:table-cell>
        </table:table-row>
        <table:table-row>
          <table:table-cell table:style-name="Tableau7.A1" office:value-type="string">
            <text:p text:style-name="Table_20_Contents">4</text:p>
          </table:table-cell>
          <table:table-cell table:style-name="Tableau7.A1" office:value-type="string">
            <text:p text:style-name="Table_20_Contents"><text:a xlink:type="simple" xlink:href="http://www.mathkang.org/exokangans/page_exos.php?semaine=5#">[1]</text:a></text:p>
          </table:table-cell>
          <table:table-cell table:style-name="Tableau7.A1" office:value-type="string">
            <text:p text:style-name="Table_20_Contents">On m'a cédé le quart d'un <text:a xlink:type="simple" xlink:href="http://www.mathkang.org/exokangans/page_exos.php?semaine=5#">estagnon</text:a> d'huile de 24 kilos à 2 francs le kilo ; combien en ai-je eu de kilos ? Pour quelle somme ?</text:p>
          </table:table-cell>
        </table:table-row>
        <table:table-row>
          <table:table-cell table:style-name="Tableau7.A1" office:value-type="string">
            <text:p text:style-name="Table_20_Contents">5</text:p>
          </table:table-cell>
          <table:table-cell table:style-name="Tableau7.A1" office:value-type="string">
            <text:p text:style-name="Table_20_Contents"><text:a xlink:type="simple" xlink:href="http://www.mathkang.org/exokangans/page_exos.php?semaine=5#">[7]</text:a></text:p>
          </table:table-cell>
          <table:table-cell table:style-name="Tableau7.A1" office:value-type="string">
            <text:p text:style-name="Table_20_Contents">Une corbeille de mariée est évaluée à 5 000 francs ; deux châles sont estimés 1 850 francs, les diverses robes 1 245 francs, le voile 395 francs, le mouchoir et les gants valent 225 francs, l'une des deux parures est de 890 francs ; à combien revient l'autre ?</text:p>
          </table:table-cell>
        </table:table-row>
        <table:table-row>
          <table:table-cell table:style-name="Tableau7.A1" office:value-type="string">
            <text:p text:style-name="Table_20_Contents">6</text:p>
          </table:table-cell>
          <table:table-cell table:style-name="Tableau7.A1" office:value-type="string">
            <text:p text:style-name="Table_20_Contents"><text:a xlink:type="simple" xlink:href="http://www.mathkang.org/exokangans/page_exos.php?semaine=5#">[7]</text:a></text:p>
          </table:table-cell>
          <table:table-cell table:style-name="Tableau7.A1" office:value-type="string">
            <text:p text:style-name="Table_20_Contents">Une dame a 1 810 francs à dépenser par an pour sa toilette et ses plaisirs. Elle a payé à une marchande de mode 247fr.75, à la blanchisseuse 132fr.35, à la tailleuse 78fr.30, au cordonnier 75fr, au bijoutier 387fr.85, au marchand d'étoffes 480fr. Combien a-t-elle économisé de francs?</text:p>
          </table:table-cell>
        </table:table-row>
        <table:table-row>
          <table:table-cell table:style-name="Tableau7.A1" office:value-type="string">
            <text:p text:style-name="Table_20_Contents">7</text:p>
          </table:table-cell>
          <table:table-cell table:style-name="Tableau7.A1" office:value-type="string">
            <text:p text:style-name="Table_20_Contents"><text:a xlink:type="simple" xlink:href="http://www.mathkang.org/exokangans/page_exos.php?semaine=5#">[6]</text:a></text:p>
          </table:table-cell>
          <table:table-cell table:style-name="Tableau7.A1" office:value-type="string">
            <text:p text:style-name="Table_20_Contents">Pour faire une chemise, il faut 3 mètres de toile à 1fr.50 le mètre ; les fournitures coûtent 0fr.15 et la façon 1fr.35 ; à ce prix combien doit coûter une douzaine de chemises ? </text:p>
          </table:table-cell>
        </table:table-row>
      </table:table>
      <text:p text:style-name="P2"><text:span text:style-name="T3"/></text:p>
      <text:p text:style-name="P13"><text:span text:style-name="T5">Charité (1)</text:span></text:p>
      <text:p text:style-name="P4"><text:span text:style-name="T5">Semaine 6/2013</text:span></text:p>
      <text:p text:style-name="P4"><text:span text:style-name="T5"/></text:p>
      <table:table table:name="Tableau8" table:style-name="Tableau8">
        <table:table-column table:style-name="Tableau8.A"/>
        <table:table-column table:style-name="Tableau8.B"/>
        <table:table-column table:style-name="Tableau8.C"/>
        <table:table-row>
          <table:table-cell table:style-name="Tableau8.A1" office:value-type="string">
            <text:p text:style-name="Table_20_Contents">1</text:p>
          </table:table-cell>
          <table:table-cell table:style-name="Tableau8.A1" office:value-type="string">
            <text:p text:style-name="Table_20_Contents"><text:a xlink:type="simple" xlink:href="http://www.mathkang.org/exokangans/page_exos.php?semaine=6#">[4]</text:a></text:p>
          </table:table-cell>
          <table:table-cell table:style-name="Tableau8.A1" office:value-type="string">
            <text:p text:style-name="Table_20_Contents">Une personne veut donner de l'argent à des pauvres. Il lui manque 2fr.50 pour donner 0fr.50 à chacun d'eux; elle ne donne alors que 0fr30 et il lui reste 2fr50. Combien avait-t-elle d'argent, et quel est le nombre de pauvres ?</text:p>
          </table:table-cell>
        </table:table-row>
        <table:table-row>
          <table:table-cell table:style-name="Tableau8.A1" office:value-type="string">
            <text:p text:style-name="Table_20_Contents">2</text:p>
          </table:table-cell>
          <table:table-cell table:style-name="Tableau8.A1" office:value-type="string">
            <text:p text:style-name="Table_20_Contents"><text:a xlink:type="simple" xlink:href="http://www.mathkang.org/exokangans/page_exos.php?semaine=6#">[5]</text:a></text:p>
          </table:table-cell>
          <table:table-cell table:style-name="Tableau8.A1" office:value-type="string">
            <text:p text:style-name="Table_20_Contents">Dans un bureau de bienfaisance on doit distribuer à 128 pauvres 4/7 de kilogramme de viande par tête. Quel poids total faut-il acheter ?</text:p>
          </table:table-cell>
        </table:table-row>
        <table:table-row>
          <table:table-cell table:style-name="Tableau8.A1" office:value-type="string">
            <text:p text:style-name="Table_20_Contents">3</text:p>
          </table:table-cell>
          <table:table-cell table:style-name="Tableau8.A1" office:value-type="string">
            <text:p text:style-name="Table_20_Contents"><text:a xlink:type="simple" xlink:href="http://www.mathkang.org/exokangans/page_exos.php?semaine=6#">[6]</text:a></text:p>
          </table:table-cell>
          <table:table-cell table:style-name="Tableau8.A1" office:value-type="string">
            <text:p text:style-name="Table_20_Contents">Un rentier charitable consacre le dixième de son revenu en œuvres de bienfaisance, et en dépense les soixante quinze centièmes; après cela, il économise encore 678 francs par an. Quel est son revenu annuel ?</text:p>
          </table:table-cell>
        </table:table-row>
        <table:table-row>
          <table:table-cell table:style-name="Tableau8.A1" office:value-type="string">
            <text:p text:style-name="Table_20_Contents">4</text:p>
          </table:table-cell>
          <table:table-cell table:style-name="Tableau8.A1" office:value-type="string">
            <text:p text:style-name="Table_20_Contents"><text:a xlink:type="simple" xlink:href="http://www.mathkang.org/exokangans/page_exos.php?semaine=6#">[6]</text:a></text:p>
          </table:table-cell>
          <table:table-cell table:style-name="Tableau8.A1" office:value-type="string">
            <text:p text:style-name="Table_20_Contents">Une personne charitable a partagé sa fortune ainsi qu'il suit : 3 948 fr.75 à l'hôpital ; 2 703 fr. au bureau de bienfaisance ; 529 fr.08 à la <text:a xlink:type="simple" xlink:href="http://www.mathkang.org/exokangans/page_exos.php?semaine=6#">fabrique de l'église</text:a>, et le reste à 12 membres de sa famille. Sachant que chacun de ceux-ci a reçu 4 603 fr.28, on demande quelle était la fortune totale de cette personne. <text:span text:style-name="T2">(Concours d'arrondissement - Charente)</text:span></text:p>
          </table:table-cell>
        </table:table-row>
        <table:table-row>
          <table:table-cell table:style-name="Tableau8.A1" office:value-type="string">
            <text:p text:style-name="Table_20_Contents">5</text:p>
          </table:table-cell>
          <table:table-cell table:style-name="Tableau8.A1" office:value-type="string">
            <text:p text:style-name="Table_20_Contents"><text:a xlink:type="simple" xlink:href="http://www.mathkang.org/exokangans/page_exos.php?semaine=6#">[8]</text:a></text:p>
          </table:table-cell>
          <table:table-cell table:style-name="Tableau8.A1" office:value-type="string">
            <text:p text:style-name="Table_20_Contents">Une personne riche et charitable veut faire une fondation qui exige une rente annuelle de 2 400 francs. Combien doit-elle léguer, si elle place le capital au <text:a xlink:type="simple" xlink:href="http://www.mathkang.org/exokangans/page_exos.php?semaine=6#">denier</text:a> 25, et que les frais d'établissement se montent à 50 000 francs ? (placer son argent au denier 25 signifie en attendre un intérêt de un vingt-cinquième par an, soit 4 pour cent) .</text:p>
          </table:table-cell>
        </table:table-row>
        <table:table-row>
          <table:table-cell table:style-name="Tableau8.A1" office:value-type="string">
            <text:p text:style-name="Table_20_Contents">6</text:p>
          </table:table-cell>
          <table:table-cell table:style-name="Tableau8.A1" office:value-type="string">
            <text:p text:style-name="Table_20_Contents"><text:a xlink:type="simple" xlink:href="http://www.mathkang.org/exokangans/page_exos.php?semaine=6#">[8]</text:a></text:p>
          </table:table-cell>
          <table:table-cell table:style-name="Tableau8.A1" office:value-type="string">
            <text:p text:style-name="Table_20_Contents">Un riche particulier voulant soulager trois pauvres familles, y destine la somme de 2 400 francs : on demande qu'elle somme chacune recevra à proportion du nombre de ses membres, sachant que la première est composée de 5 personnes, la deuxième de 7 et la troisième de 9.</text:p>
          </table:table-cell>
        </table:table-row>
        <table:table-row>
          <table:table-cell table:style-name="Tableau8.A1" office:value-type="string">
            <text:p text:style-name="Table_20_Contents">7</text:p>
          </table:table-cell>
          <table:table-cell table:style-name="Tableau8.A1" office:value-type="string">
            <text:p text:style-name="Table_20_Contents"><text:a xlink:type="simple" xlink:href="http://www.mathkang.org/exokangans/page_exos.php?semaine=6#">[8]</text:a></text:p>
          </table:table-cell>
          <table:table-cell table:style-name="Tableau8.A1" office:value-type="string">
            <text:p text:style-name="Table_20_Contents">Une dame charitable a donné tous les jours de l'année l'aumône à un pauvre : le premier jour elle lui donne 10 centimes, le second 25, en augmentant ainsi de 15 centimes. Combien lui donna-t-elle le dernier jour ?</text:p>
          </table:table-cell>
        </table:table-row>
      </table:table>
      <text:p text:style-name="P4"><text:span text:style-name="T5"/></text:p>
      <text:p text:style-name="P13"><text:span text:style-name="T5">Agriculture (1)</text:span></text:p>
      <text:p text:style-name="P4"><text:span text:style-name="T5">Semaine 7/2013</text:span></text:p>
      <text:p text:style-name="P4"><text:span text:style-name="T5"/></text:p>
      <table:table table:name="Tableau9" table:style-name="Tableau9">
        <table:table-column table:style-name="Tableau9.A"/>
        <table:table-column table:style-name="Tableau9.B"/>
        <table:table-column table:style-name="Tableau9.C"/>
        <table:table-row>
          <table:table-cell table:style-name="Tableau9.A1" office:value-type="string">
            <text:p text:style-name="Table_20_Contents">1</text:p>
          </table:table-cell>
          <table:table-cell table:style-name="Tableau9.A1" office:value-type="string">
            <text:p text:style-name="Table_20_Contents"><text:a xlink:type="simple" xlink:href="http://www.mathkang.org/exokangans/page_exos.php?semaine=7#">[8]</text:a></text:p>
          </table:table-cell>
          <table:table-cell table:style-name="Tableau9.A1" office:value-type="string">
            <text:p text:style-name="Table_20_Contents">On demande quel est le produit annuel d'un bien <text:a xlink:type="simple" xlink:href="http://www.mathkang.org/exokangans/page_exos.php?semaine=7#">affermé</text:a> 7 340 fr. sachant que le fermier dépense 670 fr. pour son entretien, qu'il paie 850 fr. pour les domestiques et pour des journées d'ouvriers, qu'il met de côté 550 fr. et qu'il donne 150 fr.75c aux pauvres.</text:p>
          </table:table-cell>
        </table:table-row>
        <table:table-row>
          <table:table-cell table:style-name="Tableau9.A1" office:value-type="string">
            <text:p text:style-name="Table_20_Contents">2</text:p>
          </table:table-cell>
          <table:table-cell table:style-name="Tableau9.A1" office:value-type="string">
            <text:p text:style-name="Table_20_Contents"><text:a xlink:type="simple" xlink:href="http://www.mathkang.org/exokangans/page_exos.php?semaine=7#">[6]</text:a></text:p>
          </table:table-cell>
          <table:table-cell table:style-name="Tableau9.A1" office:value-type="string">
            <text:p text:style-name="Table_20_Contents">Un moulin débite 10 kilos de blé par heure ; il a été mis en mouvement 9 heures par jour pendant 78 jours, et il avait 94 hectolitres de blé à moudre du poids de 75 kilos l'un. Combien de blé a-t-il encore à moudre ? Pendant quel temps devra-t-on le faire mouvoir pour débiter le reste du blé ?</text:p>
          </table:table-cell>
        </table:table-row>
        <table:table-row>
          <table:table-cell table:style-name="Tableau9.A1" office:value-type="string">
            <text:p text:style-name="Table_20_Contents">3</text:p>
          </table:table-cell>
          <table:table-cell table:style-name="Tableau9.A1" office:value-type="string">
            <text:p text:style-name="Table_20_Contents"><text:a xlink:type="simple" xlink:href="http://www.mathkang.org/exokangans/page_exos.php?semaine=7#">[6]</text:a></text:p>
          </table:table-cell>
          <table:table-cell table:style-name="Tableau9.A1" office:value-type="string">
            <text:p text:style-name="Table_20_Contents">Un homme qui sème du blé doit jeter 40 poignées par minute, sur un espace de 2m50 de largeur et en avançant de 1m50 à chaque jet. Quel temps mettra-t-il pour ensemencer un hectare, sans tenir compte du repos qu'il prend et du temps qu'il emploie à aller chercher la semence ?</text:p>
          </table:table-cell>
        </table:table-row>
        <table:table-row>
          <table:table-cell table:style-name="Tableau9.A1" office:value-type="string">
            <text:p text:style-name="Table_20_Contents">4</text:p>
          </table:table-cell>
          <table:table-cell table:style-name="Tableau9.A1" office:value-type="string">
            <text:p text:style-name="Table_20_Contents"><text:a xlink:type="simple" xlink:href="http://www.mathkang.org/exokangans/page_exos.php?semaine=7#">[6]</text:a></text:p>
          </table:table-cell>
          <table:table-cell table:style-name="Tableau9.A1" office:value-type="string">
            <text:p text:style-name="Table_20_Contents">Un cultivateur fume sa <text:a xlink:type="simple" xlink:href="http://www.mathkang.org/exokangans/page_exos.php?semaine=7#">chenevière</text:a> avec de la <text:a xlink:type="simple" xlink:href="http://www.mathkang.org/exokangans/page_exos.php?semaine=7#">colombine</text:a> que lui fournissent ses 104 pigeons ; il estime cette fumure a 160 francs et il en emploie 890 litres. Que vaut le litre de colombine ? Que vaut la colombine fournie par un pigeon ? Que vaut le mètre cube de cet engrais ?</text:p>
          </table:table-cell>
        </table:table-row>
        <table:table-row>
          <table:table-cell table:style-name="Tableau9.A1" office:value-type="string">
            <text:p text:style-name="Table_20_Contents">5</text:p>
          </table:table-cell>
          <table:table-cell table:style-name="Tableau9.A1" office:value-type="string">
            <text:p text:style-name="Table_20_Contents"><text:a xlink:type="simple" xlink:href="http://www.mathkang.org/exokangans/page_exos.php?semaine=7#">[6]</text:a></text:p>
          </table:table-cell>
          <table:table-cell table:style-name="Tableau9.A1" office:value-type="string">
            <text:p text:style-name="Table_20_Contents">Sur un champ de 45 ares en luzerne, on a pu faire dans l'année trois coupes, dont la troisième a donné 540 kilos de fourrage sec. Sachant que la première coupe a été les 7/5 de la deuxième et la troisième les 3/8 de la deuxième, on demande : 1°) le produit brut de ces trois coupes, à raison de 6fr.50 le quintal métrique ; 2°) le même produit brut pour une étendue d'un hectare. <text:span text:style-name="T2">(Recrutement de l'école normale primaire d'Albi -Tarn)</text:span></text:p>
          </table:table-cell>
        </table:table-row>
        <table:table-row>
          <table:table-cell table:style-name="Tableau9.A1" office:value-type="string">
            <text:p text:style-name="Table_20_Contents">6</text:p>
          </table:table-cell>
          <table:table-cell table:style-name="Tableau9.A1" office:value-type="string">
            <text:p text:style-name="Table_20_Contents"><text:a xlink:type="simple" xlink:href="http://www.mathkang.org/exokangans/page_exos.php?semaine=7#">[8]</text:a></text:p>
          </table:table-cell>
          <table:table-cell table:style-name="Tableau9.A1" office:value-type="string">
            <text:p text:style-name="Table_20_Contents">Un propriétaire a <text:a xlink:type="simple" xlink:href="http://www.mathkang.org/exokangans/page_exos.php?semaine=7#">affermé</text:a> une prairie dans laquelle on récolte annuellement 12 500 bottes de foin, savoir combien le fermier doit vendre la botte pour gagner 444 francs, sachant qu'il paie 6 644 francs. pour cette prairie.</text:p>
          </table:table-cell>
        </table:table-row>
        <table:table-row>
          <table:table-cell table:style-name="Tableau9.A1" office:value-type="string">
            <text:p text:style-name="Table_20_Contents">7</text:p>
          </table:table-cell>
          <table:table-cell table:style-name="Tableau9.A1" office:value-type="string">
            <text:p text:style-name="Table_20_Contents"><text:a xlink:type="simple" xlink:href="http://www.mathkang.org/exokangans/page_exos.php?semaine=7#">[14]</text:a></text:p>
          </table:table-cell>
          <table:table-cell table:style-name="Tableau9.A1" office:value-type="string">
            <text:p text:style-name="Table_20_Contents">Un fermier a récolté 80 hectolitres de froment, 764 décalitres d'orge, 6 240 litres de blé noir, 44 hectolitres d'avoine et 129 décalitres de seigle. Il garde pour sa conssommation les deux cinquièmes de sa récolte, et vend le reste, savoir : le froment à 21fr.50 l'hectolitre ; l'orge à 12fr.30 ; l'avoine à 13fr.40 ; le blé noir à 10fr.60 ; et le seigle à 11fr.80. Que lui restera-t-il, après avoir payé sa <text:a xlink:type="simple" xlink:href="http://www.mathkang.org/exokangans/page_exos.php?semaine=7#">ferme</text:a> qui est de 920 francs ?</text:p>
          </table:table-cell>
        </table:table-row>
      </table:table>
      <text:p text:style-name="P4"><text:span text:style-name="T5"/></text:p>
      <text:p text:style-name="P13"><text:span text:style-name="T5">Les petits métiers (2)</text:span></text:p>
      <text:p text:style-name="P4"><text:span text:style-name="T5">Semaine 8/2013</text:span></text:p>
      <text:p text:style-name="P4"><text:span text:style-name="T5"/></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Table_20_Contents">1</text:p>
          </table:table-cell>
          <table:table-cell table:style-name="Tableau10.A1" office:value-type="string">
            <text:p text:style-name="Table_20_Contents"><text:a xlink:type="simple" xlink:href="http://www.mathkang.org/exokangans/page_exos.php?semaine=8#">[2]</text:a></text:p>
          </table:table-cell>
          <table:table-cell table:style-name="Tableau10.A1" office:value-type="string">
            <text:p text:style-name="Table_20_Contents">4 hommes battent du blé au <text:a xlink:type="simple" xlink:href="http://www.mathkang.org/exokangans/page_exos.php?semaine=8#">fléau</text:a>. Chacun d'eux bat 70 gerbes par jour et chaque gerbe produit en moyenne 3 litres de grains. La journée de chaque batteur se paie 2fr.25 et la quantité de blé obtenue est de 178 hectolitres et demi. On demande : 1) le nombre de jours employés au battage. 2) le nombre de gerbes. 3) le salaire des batteurs. 4) le prix du battage de l'hectolitre.</text:p>
          </table:table-cell>
        </table:table-row>
        <table:table-row>
          <table:table-cell table:style-name="Tableau10.A1" office:value-type="string">
            <text:p text:style-name="Table_20_Contents">2</text:p>
          </table:table-cell>
          <table:table-cell table:style-name="Tableau10.A1" office:value-type="string">
            <text:p text:style-name="Table_20_Contents"><text:a xlink:type="simple" xlink:href="http://www.mathkang.org/exokangans/page_exos.php?semaine=8#">[2]</text:a></text:p>
          </table:table-cell>
          <table:table-cell table:style-name="Tableau10.A1" office:value-type="string">
            <text:p text:style-name="Table_20_Contents">Un limonadier achète 2 fûts de liqueur, l'un de 2 hectolitres 12 litres et l'autre de 2 hectolitres 4 décalitres. Cette liqueur lui revient à 160 fr. l'hectolitre. Bien qu'il en ait perdu 24 litres, il dit qu'il a encore 304 fr. de bénéfice brut en la revendant. Combien a-t-il revendu le litre de liqueur? <text:span text:style-name="T2">(Certificat d'études primaires – Aisne)</text:span></text:p>
          </table:table-cell>
        </table:table-row>
        <table:table-row>
          <table:table-cell table:style-name="Tableau10.A1" office:value-type="string">
            <text:p text:style-name="Table_20_Contents">3</text:p>
          </table:table-cell>
          <table:table-cell table:style-name="Tableau10.A1" office:value-type="string">
            <text:p text:style-name="Table_20_Contents"><text:a xlink:type="simple" xlink:href="http://www.mathkang.org/exokangans/page_exos.php?semaine=8#">[2]</text:a></text:p>
          </table:table-cell>
          <table:table-cell table:style-name="Tableau10.A1" office:value-type="string">
            <text:p text:style-name="Table_20_Contents">Un sabotier achète, pour faire des sabots, deux arbres en <text:a xlink:type="simple" xlink:href="http://www.mathkang.org/exokangans/page_exos.php?semaine=8#">grume</text:a> d'une même longueur de 15m et d'un diamètre moyen de 0m20 et 0m80. Le bois lui revient, rendu chez lui, à 25 fr. le <text:a xlink:type="simple" xlink:href="http://www.mathkang.org/exokangans/page_exos.php?semaine=8#">stère</text:a>. Sachant qu'on peut faire dans un <text:a xlink:type="simple" xlink:href="http://www.mathkang.org/exokangans/page_exos.php?semaine=8#">décistère</text:a> de bois, 20 sabots moyens d'hommes, que la <text:a xlink:type="simple" xlink:href="http://www.mathkang.org/exokangans/page_exos.php?semaine=8#">façon</text:a> coûte 0fr.45 la paire, et que les sabots sont vendus 0fr.90 la paire, on demande quel bénéfice fait le sabotier sur son achat.</text:p>
          </table:table-cell>
        </table:table-row>
        <table:table-row>
          <table:table-cell table:style-name="Tableau10.A1" office:value-type="string">
            <text:p text:style-name="Table_20_Contents">4</text:p>
          </table:table-cell>
          <table:table-cell table:style-name="Tableau10.A1" office:value-type="string">
            <text:p text:style-name="Table_20_Contents"><text:a xlink:type="simple" xlink:href="http://www.mathkang.org/exokangans/page_exos.php?semaine=8#">[2]</text:a></text:p>
          </table:table-cell>
          <table:table-cell table:style-name="Tableau10.A1" office:value-type="string">
            <text:p text:style-name="Table_20_Contents">On achète 3 peupliers en <text:a xlink:type="simple" xlink:href="http://www.mathkang.org/exokangans/page_exos.php?semaine=8#">grume</text:a> de 15 mètres, 10 mètres et 12 mètres de longueur et d'une circonférence moyenne de 0m70, 0m80 et 1 mètre. On les fait débiter en planches de 0m02 d'épaisseur. Pour cela il faut qu'ils soient équarris. Les côtés d'un arbre <text:a xlink:type="simple" xlink:href="http://www.mathkang.org/exokangans/page_exos.php?semaine=8#">équarri</text:a> étant égaux au 5ème de sa circonférence moyenne en grume, on demande : 1) le nombre de planches que l'on pourra faire, chaque arbre étant coupé en deux ; 2) la surface totale de ces planches ; 3) le prix de revient du mètre carré de planches, sachant que les arbres sont revenus après l'équarrissage à 3 fr. le <text:a xlink:type="simple" xlink:href="http://www.mathkang.org/exokangans/page_exos.php?semaine=8#">décistère</text:a>, et que, pour les débiter, le scieur de long prend 0fr.50 par mètre carré (pour chaque planche).</text:p>
          </table:table-cell>
        </table:table-row>
        <table:table-row>
          <table:table-cell table:style-name="Tableau10.A1" office:value-type="string">
            <text:p text:style-name="Table_20_Contents">5</text:p>
          </table:table-cell>
          <table:table-cell table:style-name="Tableau10.A1" office:value-type="string">
            <text:p text:style-name="Table_20_Contents"><text:a xlink:type="simple" xlink:href="http://www.mathkang.org/exokangans/page_exos.php?semaine=8#">[8]</text:a></text:p>
          </table:table-cell>
          <table:table-cell table:style-name="Tableau10.A1" office:value-type="string">
            <text:p text:style-name="Table_20_Contents">Combien faut-il de kilos de fer pour ferrer 540 chevaux pendant un an, si chaque fer de cheval pèse 29 décagrammes et qu'il faille les renouveler tous les mois ?</text:p>
          </table:table-cell>
        </table:table-row>
        <table:table-row>
          <table:table-cell table:style-name="Tableau10.A1" office:value-type="string">
            <text:p text:style-name="Table_20_Contents">6</text:p>
          </table:table-cell>
          <table:table-cell table:style-name="Tableau10.A1" office:value-type="string">
            <text:p text:style-name="Table_20_Contents"><text:a xlink:type="simple" xlink:href="http://www.mathkang.org/exokangans/page_exos.php?semaine=8#">[8]</text:a></text:p>
          </table:table-cell>
          <table:table-cell table:style-name="Tableau10.A1" office:value-type="string">
            <text:p text:style-name="Table_20_Contents">Combien faut-il employer d'écrivains pour transcrire autant de pages que quatre imprimeurs en impriment par jour, supposant qu'ils tirent ensemble 5 009 feuilles de 24 pages, et que les écrivains en copient chacun 7 et demi ?</text:p>
          </table:table-cell>
        </table:table-row>
        <table:table-row>
          <table:table-cell table:style-name="Tableau10.A1" office:value-type="string">
            <text:p text:style-name="Table_20_Contents">7</text:p>
          </table:table-cell>
          <table:table-cell table:style-name="Tableau10.A1" office:value-type="string">
            <text:p text:style-name="Table_20_Contents"><text:a xlink:type="simple" xlink:href="http://www.mathkang.org/exokangans/page_exos.php?semaine=8#">[14]</text:a></text:p>
          </table:table-cell>
          <table:table-cell table:style-name="Tableau10.A1" office:value-type="string">
            <text:p text:style-name="Table_20_Contents">Un serrurier met en œuvre 25 kilogrammes de fer, qui lui coûtent 9 francs. Il dépense 8 francs de charbon, 5 francs d'outils et les 25 kilogrammes se réduisent à 21. Combien doit-il revendre le kilogramme pour que son bénéfice net soit de 4 francs par jour, sachant qu'il a employé 5 jours à faire cet ouvrage ?</text:p>
          </table:table-cell>
        </table:table-row>
      </table:table>
      <text:p text:style-name="P4"><text:span text:style-name="T5"/></text:p>
      <text:p text:style-name="P14"><text:span text:style-name="T7">Les petits métiers (3)</text:span></text:p>
      <text:p text:style-name="P5"><text:span text:style-name="T7">Semaine 9/2013</text:span></text:p>
      <text:p text:style-name="P5"><text:span text:style-name="T7"/></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Table_20_Contents">1</text:p>
          </table:table-cell>
          <table:table-cell table:style-name="Tableau11.A1" office:value-type="string">
            <text:p text:style-name="Table_20_Contents"><text:a xlink:type="simple" xlink:href="http://www.mathkang.org/exokangans/page_exos.php?semaine=9#">[6]</text:a></text:p>
          </table:table-cell>
          <table:table-cell table:style-name="Tableau11.A1" office:value-type="string">
            <text:p text:style-name="Table_20_Contents">Un <text:a xlink:type="simple" xlink:href="http://www.mathkang.org/exokangans/page_exos.php?semaine=9#">maquignon</text:a> achète des chevaux pour 11 375 francs. En les revendant 12 185 francs, il gagne 45 francs sur chaque cheval. Combien a-t-il acheté de chevaux ?</text:p>
          </table:table-cell>
        </table:table-row>
        <table:table-row>
          <table:table-cell table:style-name="Tableau11.A1" office:value-type="string">
            <text:p text:style-name="Table_20_Contents">2</text:p>
          </table:table-cell>
          <table:table-cell table:style-name="Tableau11.A1" office:value-type="string">
            <text:p text:style-name="Table_20_Contents"><text:a xlink:type="simple" xlink:href="http://www.mathkang.org/exokangans/page_exos.php?semaine=9#">[6]</text:a></text:p>
          </table:table-cell>
          <table:table-cell table:style-name="Tableau11.A1" office:value-type="string">
            <text:p text:style-name="Table_20_Contents">Un kilogramme de <text:a xlink:type="simple" xlink:href="http://www.mathkang.org/exokangans/page_exos.php?semaine=9#">café vert</text:a> coûte, acheté en gros, 2fr.60. La perte de poids par la <text:a xlink:type="simple" xlink:href="http://www.mathkang.org/exokangans/page_exos.php?semaine=9#">torréfaction</text:a> s'élève à 1/5. Calculer combien gagne sur 100fr. de <text:a xlink:type="simple" xlink:href="http://www.mathkang.org/exokangans/page_exos.php?semaine=9#">café brûlé</text:a> vendu, un épicier qui vend ce café brûlé à 2fr. le demi-kilogramme. <text:span text:style-name="T2">(Brevet Supérieur – Seine Inférieure)</text:span></text:p>
          </table:table-cell>
        </table:table-row>
        <table:table-row>
          <table:table-cell table:style-name="Tableau11.A1" office:value-type="string">
            <text:p text:style-name="Table_20_Contents">3</text:p>
          </table:table-cell>
          <table:table-cell table:style-name="Tableau11.A1" office:value-type="string">
            <text:p text:style-name="Table_20_Contents"><text:a xlink:type="simple" xlink:href="http://www.mathkang.org/exokangans/page_exos.php?semaine=9#">[6]</text:a></text:p>
          </table:table-cell>
          <table:table-cell table:style-name="Tableau11.A1" office:value-type="string">
            <text:p text:style-name="Table_20_Contents">Une jeune fille a fait en 15 jours, une tapisserie de 2m25 de longueur et 0m50 de largeur, elle a reçu pour ce travail 32 francs. Que devra-t-elle recevoir pour une autre tapisserie de 1m50 de longueur sur 0m80 de largeur, en supposant ce dernier ouvrage de la même qualité que le premier ? <text:span text:style-name="T2">(Certificat d'études primaires – Vosges)</text:span></text:p>
          </table:table-cell>
        </table:table-row>
        <table:table-row>
          <table:table-cell table:style-name="Tableau11.A1" office:value-type="string">
            <text:p text:style-name="Table_20_Contents">4</text:p>
          </table:table-cell>
          <table:table-cell table:style-name="Tableau11.A1" office:value-type="string">
            <text:p text:style-name="Table_20_Contents"><text:a xlink:type="simple" xlink:href="http://www.mathkang.org/exokangans/page_exos.php?semaine=9#">[1]</text:a></text:p>
          </table:table-cell>
          <table:table-cell table:style-name="Tableau11.A1" office:value-type="string">
            <text:p text:style-name="Table_20_Contents">Un cantonnier a trois chemins à entretenir : le premier a 3hm 8m, le deuxième a 1km 2dam et le troisième a 543m. Combien ce cantonnier a-t-il de mètres de chemin à entretenir ? (Note : dam pour décamètre, hm pour hectomètre et km pour kilomètre)</text:p>
          </table:table-cell>
        </table:table-row>
        <table:table-row>
          <table:table-cell table:style-name="Tableau11.A1" office:value-type="string">
            <text:p text:style-name="Table_20_Contents">5</text:p>
          </table:table-cell>
          <table:table-cell table:style-name="Tableau11.A1" office:value-type="string">
            <text:p text:style-name="Table_20_Contents"><text:a xlink:type="simple" xlink:href="http://www.mathkang.org/exokangans/page_exos.php?semaine=9#">[8]</text:a></text:p>
          </table:table-cell>
          <table:table-cell table:style-name="Tableau11.A1" office:value-type="string">
            <text:p text:style-name="Table_20_Contents">Un menuisier a fait les <text:a xlink:type="simple" xlink:href="http://www.mathkang.org/exokangans/page_exos.php?semaine=9#">plinthes</text:a> et les <text:a xlink:type="simple" xlink:href="http://www.mathkang.org/exokangans/page_exos.php?semaine=9#">cymaises</text:a> d'une maison neuve dont le détail suit : au rez-de-chaussée, 120 mètres 5 de plinthes et 108 mètres 9 de cymaises; au 1er étage, 119 mètres 45 de plinthes et 110 mètres 35 de cymaises; au 2ème étage, 137 mètres de plinthes et 124 mètres de cymaises; au 3ème étage, 140 mètres 15 de plinthes et 127 mètres 56 de cymaises; au 4ème étage, 138 mètres 18 de plinthes et 129 mètres 14 de cymaises. Combien a-t-il fait de mètres de chaque espèce ?</text:p>
          </table:table-cell>
        </table:table-row>
        <table:table-row>
          <table:table-cell table:style-name="Tableau11.A1" office:value-type="string">
            <text:p text:style-name="Table_20_Contents">6</text:p>
          </table:table-cell>
          <table:table-cell table:style-name="Tableau11.A1" office:value-type="string">
            <text:p text:style-name="Table_20_Contents"><text:a xlink:type="simple" xlink:href="http://www.mathkang.org/exokangans/page_exos.php?semaine=9#">[8]</text:a></text:p>
          </table:table-cell>
          <table:table-cell table:style-name="Tableau11.A1" office:value-type="string">
            <text:p text:style-name="Table_20_Contents">Un <text:a xlink:type="simple" xlink:href="http://www.mathkang.org/exokangans/page_exos.php?semaine=9#">portefaix</text:a> chargé de transporter 790 hectol. 5 décal. d'avoine, en porte 1 hectol. 4 décal. à chaque voyage. Combien faut-il de voyages ?</text:p>
          </table:table-cell>
        </table:table-row>
        <table:table-row>
          <table:table-cell table:style-name="Tableau11.A1" office:value-type="string">
            <text:p text:style-name="Table_20_Contents">7</text:p>
          </table:table-cell>
          <table:table-cell table:style-name="Tableau11.A1" office:value-type="string">
            <text:p text:style-name="Table_20_Contents"><text:a xlink:type="simple" xlink:href="http://www.mathkang.org/exokangans/page_exos.php?semaine=9#">[15]</text:a></text:p>
          </table:table-cell>
          <table:table-cell table:style-name="Tableau11.A1" office:value-type="string">
            <text:p text:style-name="Table_20_Contents">Un vitrier veut découper un carreau de vitre ayant la forme d'un rectangle dont la longueur est les 2/3 de la hauteur. Sachant que cette hauteur est de 35 centimètres, calculer la surface du carreau.</text:p>
          </table:table-cell>
        </table:table-row>
      </table:table>
      <text:p text:style-name="P5"><text:span text:style-name="T7"/></text:p>
      <text:p text:style-name="P15"><text:span text:style-name="T8">Les petits métiers (4)</text:span></text:p>
      <text:p text:style-name="P6"><text:span text:style-name="T8">Semaine 10/2013</text:span></text:p>
      <text:p text:style-name="P6"><text:span text:style-name="T8"/></text:p>
      <table:table table:name="Tableau12" table:style-name="Tableau12">
        <table:table-column table:style-name="Tableau12.A"/>
        <table:table-column table:style-name="Tableau12.B"/>
        <table:table-column table:style-name="Tableau12.C"/>
        <table:table-row>
          <table:table-cell table:style-name="Tableau12.A1" office:value-type="string">
            <text:p text:style-name="Table_20_Contents">1</text:p>
          </table:table-cell>
          <table:table-cell table:style-name="Tableau12.A1" office:value-type="string">
            <text:p text:style-name="Table_20_Contents"><text:a xlink:type="simple" xlink:href="http://www.mathkang.org/exokangans/page_exos.php?semaine=10#">[3]</text:a></text:p>
          </table:table-cell>
          <table:table-cell table:style-name="Tableau12.A1" office:value-type="string">
            <text:p text:style-name="Table_20_Contents">Un écrivain ayant copié un volume, a reçu pour salaire 336 francs, à raison de 0fr0012 par lettre : combien ce livre contenait-il de pages, sachant que chacune était de 20 lignes et chaque ligne de 40 lettres ?</text:p>
          </table:table-cell>
        </table:table-row>
        <table:table-row>
          <table:table-cell table:style-name="Tableau12.A1" office:value-type="string">
            <text:p text:style-name="Table_20_Contents">2</text:p>
          </table:table-cell>
          <table:table-cell table:style-name="Tableau12.A1" office:value-type="string">
            <text:p text:style-name="Table_20_Contents"><text:a xlink:type="simple" xlink:href="http://www.mathkang.org/exokangans/page_exos.php?semaine=10#">[3]</text:a></text:p>
          </table:table-cell>
          <table:table-cell table:style-name="Tableau12.A1" office:value-type="string">
            <text:p text:style-name="Table_20_Contents">Un marchand faïencier a fait venir 800 assiettes à 15 fr. le cent. Combien doit-il vendre chaque assiette pour gagner 16 francs, supposé qu'il s'en soit cassé 30 en route et que le marchand ait fait pour 10fr.30 d'autres petites dépenses ?</text:p>
          </table:table-cell>
        </table:table-row>
        <table:table-row>
          <table:table-cell table:style-name="Tableau12.A1" office:value-type="string">
            <text:p text:style-name="Table_20_Contents">3</text:p>
          </table:table-cell>
          <table:table-cell table:style-name="Tableau12.A1" office:value-type="string">
            <text:p text:style-name="Table_20_Contents"><text:a xlink:type="simple" xlink:href="http://www.mathkang.org/exokangans/page_exos.php?semaine=10#">[3]</text:a></text:p>
          </table:table-cell>
          <table:table-cell table:style-name="Tableau12.A1" office:value-type="string">
            <text:p text:style-name="Table_20_Contents">Un charpentier achète 250 pieds d'arbres à raison de 5 000 fr. les 100 pieds. Il paie 3 fr. par arbre pour les abattre, 300 jours à 2fr.50 pour les ébrancher et <text:a xlink:type="simple" xlink:href="http://www.mathkang.org/exokangans/page_exos.php?semaine=10#">équarrir</text:a> les troncs, 500 fr. de transport et 250 fr. d'entrée. Il en retire 290 <text:a xlink:type="simple" xlink:href="http://www.mathkang.org/exokangans/page_exos.php?semaine=10#">stères</text:a> de bois de charpente, 70 stères de bois de chauffage à 15 fr. le stère, 50 <text:a xlink:type="simple" xlink:href="http://www.mathkang.org/exokangans/page_exos.php?semaine=10#">bourrées</text:a> à 0fr.50 pièce et pour 70 fr. de copeaux. Combien a-t-il vendu le stère de bois de charpente, sachant qu'il a gagné 8 192 francs ? <text:span text:style-name="T2">(Donné à Paris au concours annuel de 1857)</text:span></text:p>
          </table:table-cell>
        </table:table-row>
        <table:table-row>
          <table:table-cell table:style-name="Tableau12.A1" office:value-type="string">
            <text:p text:style-name="Table_20_Contents">4</text:p>
          </table:table-cell>
          <table:table-cell table:style-name="Tableau12.A1" office:value-type="string">
            <text:p text:style-name="Table_20_Contents"><text:a xlink:type="simple" xlink:href="http://www.mathkang.org/exokangans/page_exos.php?semaine=10#">[2]</text:a></text:p>
          </table:table-cell>
          <table:table-cell table:style-name="Tableau12.A1" office:value-type="string">
            <text:p text:style-name="Table_20_Contents">Un cordonnier a vendu 43 paires de bottines pour 648 francs. Les frais de fabrication pour chaque paire ont été les suivants : semelles 2fr.50, <text:a xlink:type="simple" xlink:href="http://www.mathkang.org/exokangans/page_exos.php?semaine=10#">trépointes</text:a> 0fr.90, <text:a xlink:type="simple" xlink:href="http://www.mathkang.org/exokangans/page_exos.php?semaine=10#">empeignes</text:a> 4fr.50, talons 0fr.60, <text:a xlink:type="simple" xlink:href="http://www.mathkang.org/exokangans/page_exos.php?semaine=10#">contreforts</text:a> 0fr.40, fil 0fr.20, clous 0fr.40, main d'œuvres 4fr. D'après cela, calculer à un centime près, pour chaque paire de bottines, le gain du cordonnier. Trouver aussi combien il devrait faire confectionner de paires de bottines par an, pour gagner 301fr.34 sur ce genre de chaussure.</text:p>
          </table:table-cell>
        </table:table-row>
        <table:table-row>
          <table:table-cell table:style-name="Tableau12.A1" office:value-type="string">
            <text:p text:style-name="Table_20_Contents">5</text:p>
          </table:table-cell>
          <table:table-cell table:style-name="Tableau12.A1" office:value-type="string">
            <text:p text:style-name="Table_20_Contents"><text:a xlink:type="simple" xlink:href="http://www.mathkang.org/exokangans/page_exos.php?semaine=10#">[8]</text:a></text:p>
          </table:table-cell>
          <table:table-cell table:style-name="Tableau12.A1" office:value-type="string">
            <text:p text:style-name="Table_20_Contents">Un <text:a xlink:type="simple" xlink:href="http://www.mathkang.org/exokangans/page_exos.php?semaine=10#">fondeur</text:a> doit faire une cloche de 9 mille kilos, il y met deux fois plus de cuivre que d'étain : à combien reviendra cette cloche, sachant que le cuivre vaut 2fr.80 le kilo et l'étain 2fr.15 ?</text:p>
          </table:table-cell>
        </table:table-row>
        <table:table-row>
          <table:table-cell table:style-name="Tableau12.A1" office:value-type="string">
            <text:p text:style-name="Table_20_Contents">6</text:p>
          </table:table-cell>
          <table:table-cell table:style-name="Tableau12.A1" office:value-type="string">
            <text:p text:style-name="Table_20_Contents"><text:a xlink:type="simple" xlink:href="http://www.mathkang.org/exokangans/page_exos.php?semaine=10#">[2]</text:a></text:p>
          </table:table-cell>
          <table:table-cell table:style-name="Tableau12.A1" office:value-type="string">
            <text:p text:style-name="Table_20_Contents">Un <text:a xlink:type="simple" xlink:href="http://www.mathkang.org/exokangans/page_exos.php?semaine=10#">peigneur de laine</text:a> achète 126 toisons, pesant en moyenne 1 525 grammes, à raison de 1fr.85 le kilogramme. Combien a-t-il gagné en revendant la laine 3fr.55 le kilogramme, sachant qu'il fait sur le prix de la vente, une remise de 3fr.50 pour cent et qu'il donne 2fr.50 par jour à l'ouvrier qu'il a employé 6 jours à ce travail ?</text:p>
          </table:table-cell>
        </table:table-row>
        <table:table-row>
          <table:table-cell table:style-name="Tableau12.A1" office:value-type="string">
            <text:p text:style-name="Table_20_Contents">7</text:p>
          </table:table-cell>
          <table:table-cell table:style-name="Tableau12.A1" office:value-type="string">
            <text:p text:style-name="Table_20_Contents"><text:a xlink:type="simple" xlink:href="http://www.mathkang.org/exokangans/page_exos.php?semaine=10#">[8]</text:a></text:p>
          </table:table-cell>
          <table:table-cell table:style-name="Tableau12.A1" office:value-type="string">
            <text:p text:style-name="Table_20_Contents">Un <text:a xlink:type="simple" xlink:href="http://www.mathkang.org/exokangans/page_exos.php?semaine=10#">lapidaire</text:a> interrogé sur le nombre de ses diamants, répond que s'il en avait 1/4 et 7 de plus, cela ferait 132. Combien en a-t-il ?</text:p>
          </table:table-cell>
        </table:table-row>
      </table:table>
      <text:p text:style-name="P5"><text:span text:style-name="T7"/></text:p>
      <text:p text:style-name="P16"><text:span text:style-name="T9">De la géométire</text:span></text:p>
      <text:p text:style-name="P7"><text:span text:style-name="T9">Semaine 11/2013</text:span></text:p>
      <text:p text:style-name="P7"><text:span text:style-name="T9"/></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Table_20_Contents">1</text:p>
          </table:table-cell>
          <table:table-cell table:style-name="Tableau13.A1" office:value-type="string">
            <text:p text:style-name="Table_20_Contents"><text:a xlink:type="simple" xlink:href="http://www.mathkang.org/exokangans/page_exos.php?semaine=11#">[6]</text:a></text:p>
          </table:table-cell>
          <table:table-cell table:style-name="Tableau13.A1" office:value-type="string">
            <text:p text:style-name="Table_20_Contents">Une pièce de terre de forme triangulaire ayant 27m50 de base sur 19m40 de hauteur est cédée en échange d'une parcelle à prendre dans une pièce de forme rectangulaire ayant 49m5 de longueur. Quelle largeur devra-t-on prendre ?</text:p>
          </table:table-cell>
        </table:table-row>
        <table:table-row>
          <table:table-cell table:style-name="Tableau13.A1" office:value-type="string">
            <text:p text:style-name="Table_20_Contents">2</text:p>
          </table:table-cell>
          <table:table-cell table:style-name="Tableau13.A1" office:value-type="string">
            <text:p text:style-name="Table_20_Contents"><text:a xlink:type="simple" xlink:href="http://www.mathkang.org/exokangans/page_exos.php?semaine=11#">[6]</text:a></text:p>
          </table:table-cell>
          <table:table-cell table:style-name="Tableau13.A1" office:value-type="string">
            <text:p text:style-name="Table_20_Contents">On veut ranger 10 000 pavés (de base carrée) dont les côtés sont de 18,21 cm et la hauteur de 22 cm sur un emplacement qui a la forme d'un triangle dont la base est égale à la hauteur. Calculer les dimensions de ce triangle, sachant que la hauteur de la pile doit avoir 2 mètres ?</text:p>
          </table:table-cell>
        </table:table-row>
        <table:table-row>
          <table:table-cell table:style-name="Tableau13.A1" office:value-type="string">
            <text:p text:style-name="Table_20_Contents">3</text:p>
          </table:table-cell>
          <table:table-cell table:style-name="Tableau13.A1" office:value-type="string">
            <text:p text:style-name="Table_20_Contents"><text:a xlink:type="simple" xlink:href="http://www.mathkang.org/exokangans/page_exos.php?semaine=11#">[6]</text:a></text:p>
          </table:table-cell>
          <table:table-cell table:style-name="Tableau13.A1" office:value-type="string">
            <text:p text:style-name="Table_20_Contents">On a verni un tuyau de forme cylindrique ayant 3m25 de circonférence et 13m40 de hauteur : combien payera-t-on pour ce travail, à raison de 0fr.75 le mètre superficiel ?</text:p>
          </table:table-cell>
        </table:table-row>
        <table:table-row>
          <table:table-cell table:style-name="Tableau13.A1" office:value-type="string">
            <text:p text:style-name="Table_20_Contents">4</text:p>
          </table:table-cell>
          <table:table-cell table:style-name="Tableau13.A1" office:value-type="string">
            <text:p text:style-name="Table_20_Contents"><text:a xlink:type="simple" xlink:href="http://www.mathkang.org/exokangans/page_exos.php?semaine=11#">[6]</text:a></text:p>
          </table:table-cell>
          <table:table-cell table:style-name="Tableau13.A1" office:value-type="string">
            <text:p text:style-name="Table_20_Contents">Un charron établit une roue qui a 2m76 de circonférence. Elle est montée au moyen de 12 rais. À quelle distance les uns des autres se trouvent les <text:a xlink:type="simple" xlink:href="http://www.mathkang.org/exokangans/page_exos.php?semaine=11#">rais</text:a> sur la roue ? Quelle est la distance entre chaque rai au niveau du moyeu qui a 66 centimètres de circonférence ? Quelle est la valeur de l'angle que forment deux rais consécutifs ?</text:p>
          </table:table-cell>
        </table:table-row>
        <table:table-row>
          <table:table-cell table:style-name="Tableau13.A1" office:value-type="string">
            <text:p text:style-name="Table_20_Contents">5</text:p>
          </table:table-cell>
          <table:table-cell table:style-name="Tableau13.A1" office:value-type="string">
            <text:p text:style-name="Table_20_Contents"><text:a xlink:type="simple" xlink:href="http://www.mathkang.org/exokangans/page_exos.php?semaine=11#">[6]</text:a></text:p>
          </table:table-cell>
          <table:table-cell table:style-name="Tableau13.A1" office:value-type="string">
            <text:p text:style-name="Table_20_Contents">Equarrir un tronc d'arbre c'est le transformer en une pièce de bois à faces planes et à bases carrées. Pour déterminer, par le calcul, le côté de chaque base, il suffit d'inscrire un carré dans la section moyenne du tronc. Quel est le côté AB du carré par rapport à R le rayon OA du cercle ?</text:p>
          </table:table-cell>
        </table:table-row>
        <table:table-row>
          <table:table-cell table:style-name="Tableau13.A1" office:value-type="string">
            <text:p text:style-name="Table_20_Contents">6</text:p>
          </table:table-cell>
          <table:table-cell table:style-name="Tableau13.A1" office:value-type="string">
            <text:p text:style-name="Table_20_Contents"><text:a xlink:type="simple" xlink:href="http://www.mathkang.org/exokangans/page_exos.php?semaine=11#">[4]</text:a></text:p>
          </table:table-cell>
          <table:table-cell table:style-name="Tableau13.A1" office:value-type="string">
            <text:p text:style-name="Table_20_Contents">Mesurer la hauteur AD d'une montagne, sachant que BC = 2 350 m, ABC = 63°19' et ACD = 48°36'. (les points B, C et D sont alignés et BC est perpendiculaire à AD)</text:p>
          </table:table-cell>
        </table:table-row>
        <table:table-row>
          <table:table-cell table:style-name="Tableau13.A1" office:value-type="string">
            <text:p text:style-name="Table_20_Contents">7</text:p>
          </table:table-cell>
          <table:table-cell table:style-name="Tableau13.A1" office:value-type="string">
            <text:p text:style-name="Table_20_Contents"><text:a xlink:type="simple" xlink:href="http://www.mathkang.org/exokangans/page_exos.php?semaine=11#">[13]</text:a></text:p>
          </table:table-cell>
          <table:table-cell table:style-name="Tableau13.A1" office:value-type="string">
            <text:p text:style-name="Table_20_Contents">Tracez deux circonférences concentriques, l'une de 0m05 et l'autre de 0m08 de diamètre; menez une tangente à la petite et dites quelle est la longueur de la corde interceptée par la grande circonférence.</text:p>
          </table:table-cell>
        </table:table-row>
      </table:table>
      <text:p text:style-name="P7"><text:span text:style-name="T9"/></text:p>
      <text:p text:style-name="P16"><text:span text:style-name="T9">Jardins et jardiniers (1)</text:span></text:p>
      <text:p text:style-name="P7"><text:span text:style-name="T9">Semaine 12/2013</text:span></text:p>
      <text:p text:style-name="P7"><text:span text:style-name="T9"/></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Table_20_Contents">1</text:p>
          </table:table-cell>
          <table:table-cell table:style-name="Tableau14.A1" office:value-type="string">
            <text:p text:style-name="Table_20_Contents"><text:a xlink:type="simple" xlink:href="http://www.mathkang.org/exokangans/page_exos.php?semaine=12#">[10]</text:a></text:p>
          </table:table-cell>
          <table:table-cell table:style-name="Tableau14.A1" office:value-type="string">
            <text:p text:style-name="Table_20_Contents">Pour le <text:a xlink:type="simple" xlink:href="http://www.mathkang.org/exokangans/page_exos.php?semaine=12#">binage</text:a> d'un hectare de carottes, Germain a reçu 25 francs. Il a eu 16 fr. pour le binage de 80 ares de betteraves et 7fr.50 pour le binage de 26 <text:a xlink:type="simple" xlink:href="http://www.mathkang.org/exokangans/page_exos.php?semaine=12#">ares</text:a> de pavots. Combien a-t-il reçu ? Quelle est la surface binée par Germain ?</text:p>
          </table:table-cell>
        </table:table-row>
        <table:table-row>
          <table:table-cell table:style-name="Tableau14.A1" office:value-type="string">
            <text:p text:style-name="Table_20_Contents">2</text:p>
          </table:table-cell>
          <table:table-cell table:style-name="Tableau14.A1" office:value-type="string">
            <text:p text:style-name="Table_20_Contents"><text:a xlink:type="simple" xlink:href="http://www.mathkang.org/exokangans/page_exos.php?semaine=12#">[1]</text:a></text:p>
          </table:table-cell>
          <table:table-cell table:style-name="Tableau14.A1" office:value-type="string">
            <text:p text:style-name="Table_20_Contents">Un jardinier devait bêcher un jardin de 630 mètres carrés. Le lundi, il en bêche la moitié et le mardi, le tiers. Combien lui reste-t-il de mètres carrés pour le mercredi ?</text:p>
          </table:table-cell>
        </table:table-row>
        <table:table-row>
          <table:table-cell table:style-name="Tableau14.A1" office:value-type="string">
            <text:p text:style-name="Table_20_Contents">3</text:p>
          </table:table-cell>
          <table:table-cell table:style-name="Tableau14.A1" office:value-type="string">
            <text:p text:style-name="Table_20_Contents"><text:a xlink:type="simple" xlink:href="http://www.mathkang.org/exokangans/page_exos.php?semaine=12#">[10]</text:a></text:p>
          </table:table-cell>
          <table:table-cell table:style-name="Tableau14.A1" office:value-type="string">
            <text:p text:style-name="Table_20_Contents">Mon frère a semé 25 hectolitres de <text:a xlink:type="simple" xlink:href="http://www.mathkang.org/exokangans/page_exos.php?semaine=12#">poudrettes</text:a> jeudi, il en a semé 22 hectolitres le lendemain et 1 980 litres samedi : combien a-t-il employé de poudrettes ?</text:p>
          </table:table-cell>
        </table:table-row>
        <table:table-row>
          <table:table-cell table:style-name="Tableau14.A1" office:value-type="string">
            <text:p text:style-name="Table_20_Contents">4</text:p>
          </table:table-cell>
          <table:table-cell table:style-name="Tableau14.A1" office:value-type="string">
            <text:p text:style-name="Table_20_Contents"><text:a xlink:type="simple" xlink:href="http://www.mathkang.org/exokangans/page_exos.php?semaine=12#">[10]</text:a></text:p>
          </table:table-cell>
          <table:table-cell table:style-name="Tableau14.A1" office:value-type="string">
            <text:p text:style-name="Table_20_Contents">Un jardin de forme rectangulaire a 500m de long et 210m de large. Il y a une allée principale de 2m de large qui partage le jardin en deux parties égales dans le sens de la longueur; il y en a deux autres de 0m75 de large et de même longueur; enfin il y en a huit transversales de 0m50 de largeur. On demande la superficie du terrain cultivé : 1) en mètres carrés; 2) en ares.</text:p>
          </table:table-cell>
        </table:table-row>
        <table:table-row>
          <table:table-cell table:style-name="Tableau14.A1" office:value-type="string">
            <text:p text:style-name="Table_20_Contents">5</text:p>
          </table:table-cell>
          <table:table-cell table:style-name="Tableau14.A1" office:value-type="string">
            <text:p text:style-name="Table_20_Contents"><text:a xlink:type="simple" xlink:href="http://www.mathkang.org/exokangans/page_exos.php?semaine=12#">[8]</text:a></text:p>
          </table:table-cell>
          <table:table-cell table:style-name="Tableau14.A1" office:value-type="string">
            <text:p text:style-name="Table_20_Contents">Un jardin de 44 mètres de long sur 36 de large, est entouré d'une grille en fer composée de 480 barreaux ayant chacun 0 mètre 04 centimètres d' <text:a xlink:type="simple" xlink:href="http://www.mathkang.org/exokangans/page_exos.php?semaine=12#">équarrissage</text:a> sur 5 mètres de hauteur, avec 3 <text:a xlink:type="simple" xlink:href="http://www.mathkang.org/exokangans/page_exos.php?semaine=12#">traverses</text:a> de même grosseur : on demande quel est le prix de cette grille, si le décimètre cube de fer pèse 7 kilogrammes et qu'on l'estime à 1fr.50 le kilogramme.</text:p>
          </table:table-cell>
        </table:table-row>
        <table:table-row>
          <table:table-cell table:style-name="Tableau14.A1" office:value-type="string">
            <text:p text:style-name="Table_20_Contents">6</text:p>
          </table:table-cell>
          <table:table-cell table:style-name="Tableau14.A1" office:value-type="string">
            <text:p text:style-name="Table_20_Contents"><text:a xlink:type="simple" xlink:href="http://www.mathkang.org/exokangans/page_exos.php?semaine=12#">[8]</text:a></text:p>
          </table:table-cell>
          <table:table-cell table:style-name="Tableau14.A1" office:value-type="string">
            <text:p text:style-name="Table_20_Contents">Un jardinier a 3 969 choux qu'il veut planter en carré, de manière qu'ils forment des lignes droites et parallèles en long et en largeur. On demande combien il y aura de choux dans chaque rangée, sur les quatre faces. <text:span text:style-name="T2">(Pour savoir comment extraire une racine carrée)</text:span></text:p>
          </table:table-cell>
        </table:table-row>
        <table:table-row>
          <table:table-cell table:style-name="Tableau14.A1" office:value-type="string">
            <text:p text:style-name="Table_20_Contents">7</text:p>
          </table:table-cell>
          <table:table-cell table:style-name="Tableau14.A1" office:value-type="string">
            <text:p text:style-name="Table_20_Contents"><text:a xlink:type="simple" xlink:href="http://www.mathkang.org/exokangans/page_exos.php?semaine=12#">[8]</text:a></text:p>
          </table:table-cell>
          <table:table-cell table:style-name="Tableau14.A1" office:value-type="string">
            <text:p text:style-name="Table_20_Contents">Un parterre de forme circulaire, ayant 119 025 mètres de superficie, doit être réduit en carré : quelles en seront les dimensions ? <text:span text:style-name="T2">(Pour savoir comment extraire une racine carrée) </text:span></text:p>
          </table:table-cell>
        </table:table-row>
      </table:table>
      <text:p text:style-name="P7"><text:span text:style-name="T9"/></text:p>
      <text:p text:style-name="P9">CLASSIQUES de tout temps <text:span text:style-name="T9">(1)</text:span></text:p>
      <text:p text:style-name="P1"><text:span text:style-name="T1">Semaine 13/2013<text:line-break/></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Contents">1</text:p>
          </table:table-cell>
          <table:table-cell table:style-name="Tableau1.A1" office:value-type="string">
            <text:p text:style-name="Table_20_Contents"><text:a xlink:type="simple" xlink:href="http://www.mathkang.org/exokangans/page_exos.php?semaine=13#">[4]</text:a></text:p>
          </table:table-cell>
          <table:table-cell table:style-name="Tableau1.A1" office:value-type="string">
            <text:p text:style-name="Table_20_Contents">Un père a 57 ans, son fils en a 13. Dans combien de temps l'âge du père sera-t-il triple de celui du fils ?</text:p>
          </table:table-cell>
        </table:table-row>
        <table:table-row>
          <table:table-cell table:style-name="Tableau1.A1" office:value-type="string">
            <text:p text:style-name="Table_20_Contents">2</text:p>
          </table:table-cell>
          <table:table-cell table:style-name="Tableau1.A1" office:value-type="string">
            <text:p text:style-name="Table_20_Contents"><text:a xlink:type="simple" xlink:href="http://www.mathkang.org/exokangans/page_exos.php?semaine=13#">[4]</text:a></text:p>
          </table:table-cell>
          <table:table-cell table:style-name="Tableau1.A1" office:value-type="string">
            <text:p text:style-name="Table_20_Contents">Une montre marque midi, et l'aiguille des minutes est sur celle des heures; à quelle heure se fera la prochaine rencontre des aiguilles ?</text:p>
          </table:table-cell>
        </table:table-row>
        <table:table-row>
          <table:table-cell table:style-name="Tableau1.A1" office:value-type="string">
            <text:p text:style-name="Table_20_Contents">3</text:p>
          </table:table-cell>
          <table:table-cell table:style-name="Tableau1.A1" office:value-type="string">
            <text:p text:style-name="Table_20_Contents"><text:a xlink:type="simple" xlink:href="http://www.mathkang.org/exokangans/page_exos.php?semaine=13#">[4]</text:a></text:p>
          </table:table-cell>
          <table:table-cell table:style-name="Tableau1.A1" office:value-type="string">
            <text:p text:style-name="Table_20_Contents">Une personne dit à une autre : j'ai deux fois l'âge que vous aviez quand j'avais l'âge que vous avez; et quand vous aurez l'âge que j'ai maintenant, la somme de nos âges sera 63 ans. Quels sont les âges des deux personnes ?</text:p>
          </table:table-cell>
        </table:table-row>
        <table:table-row>
          <table:table-cell table:style-name="Tableau1.A1" office:value-type="string">
            <text:p text:style-name="Table_20_Contents">4</text:p>
          </table:table-cell>
          <table:table-cell table:style-name="Tableau1.A1" office:value-type="string">
            <text:p text:style-name="Table_20_Contents"><text:a xlink:type="simple" xlink:href="http://www.mathkang.org/exokangans/page_exos.php?semaine=13#">[4]</text:a></text:p>
          </table:table-cell>
          <table:table-cell table:style-name="Tableau1.A1" office:value-type="string">
            <text:p text:style-name="Table_20_Contents">Pour payer une somme de 72 fr. avec dix-huit pièces, les unes de 5 francs, les autres de 2 francs, combien faut-il prendre de pièces de 5 francs ?</text:p>
          </table:table-cell>
        </table:table-row>
        <table:table-row>
          <table:table-cell table:style-name="Tableau1.A1" office:value-type="string">
            <text:p text:style-name="Table_20_Contents">5</text:p>
          </table:table-cell>
          <table:table-cell table:style-name="Tableau1.A1" office:value-type="string">
            <text:p text:style-name="Table_20_Contents"><text:a xlink:type="simple" xlink:href="http://www.mathkang.org/exokangans/page_exos.php?semaine=13#">[4]</text:a></text:p>
          </table:table-cell>
          <table:table-cell table:style-name="Tableau1.A1" office:value-type="string">
            <text:p text:style-name="Table_20_Contents">Une horloge ne sonne que les heures. Combien sonne-t-elle de coups en 12 heures ?</text:p>
          </table:table-cell>
        </table:table-row>
        <table:table-row>
          <table:table-cell table:style-name="Tableau1.A1" office:value-type="string">
            <text:p text:style-name="Table_20_Contents">6</text:p>
          </table:table-cell>
          <table:table-cell table:style-name="Tableau1.A1" office:value-type="string">
            <text:p text:style-name="Table_20_Contents"><text:a xlink:type="simple" xlink:href="http://www.mathkang.org/exokangans/page_exos.php?semaine=13#">[6]</text:a></text:p>
          </table:table-cell>
          <table:table-cell table:style-name="Tableau1.A1" office:value-type="string">
            <text:p text:style-name="Table_20_Contents">Il y a 8 fagots rangés sur une ligne droite à 16 mètres de distance les uns des autres. Un homme doit les entasser tous à l'endroit où se trouve le premier, et il ne peut en porter qu'un à la fois. On demande le chemin total qu'il devra faire ?</text:p>
          </table:table-cell>
        </table:table-row>
        <table:table-row>
          <table:table-cell table:style-name="Tableau1.A1" office:value-type="string">
            <text:p text:style-name="Table_20_Contents">7</text:p>
          </table:table-cell>
          <table:table-cell table:style-name="Tableau1.A1" office:value-type="string">
            <text:p text:style-name="Table_20_Contents"><text:a xlink:type="simple" xlink:href="http://www.mathkang.org/exokangans/page_exos.php?semaine=13#">[4]</text:a></text:p>
          </table:table-cell>
          <table:table-cell table:style-name="Tableau1.A1" office:value-type="string">
            <text:p text:style-name="Table_20_Contents">Un souverain voulait récompenser Sessa, l'inventeur du jeu d'échecs. Celui-ci demanda : un grain de blé pour la 1ère case, 2 pour la 2ème, 4 grains pour la 3ème, et ainsi en doublant jusqu'à la 64ème case. Combien demandait-il de blé ? </text:p>
          </table:table-cell>
        </table:table-row>
      </table:table>
      <text:p text:style-name="Standard"/>
      <text:p text:style-name="P1"><text:span text:style-name="T1"/></text:p>
      <text:p text:style-name="P10"><text:span text:style-name="T1">L'armée </text:span><text:span text:style-name="T9">(1)</text:span></text:p>
      <text:p text:style-name="P1"><text:span text:style-name="T1">Semaine 14/2013<text:line-break/></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Contents">1</text:p>
          </table:table-cell>
          <table:table-cell table:style-name="Tableau2.A1" office:value-type="string">
            <text:p text:style-name="Table_20_Contents"><text:a xlink:type="simple" xlink:href="http://www.mathkang.org/exokangans/page_exos.php?semaine=14#">[4]</text:a></text:p>
          </table:table-cell>
          <table:table-cell table:style-name="Tableau2.A1" office:value-type="string">
            <text:p text:style-name="Table_20_Contents">Un chef de bataillon range ses hommes 9 par 9, et il en reste 1. S'il les range 12 par 12, il en reste 4. Le nombre des rangées de 9 surpasse de 18 le nombre de rangées de 12. Combien y a-t-il d'hommes dans ce bataillon ?</text:p>
          </table:table-cell>
        </table:table-row>
        <table:table-row>
          <table:table-cell table:style-name="Tableau2.A1" office:value-type="string">
            <text:p text:style-name="Table_20_Contents">2</text:p>
          </table:table-cell>
          <table:table-cell table:style-name="Tableau2.A1" office:value-type="string">
            <text:p text:style-name="Table_20_Contents"><text:a xlink:type="simple" xlink:href="http://www.mathkang.org/exokangans/page_exos.php?semaine=14#">[7]</text:a></text:p>
          </table:table-cell>
          <table:table-cell table:style-name="Tableau2.A1" office:value-type="string">
            <text:p text:style-name="Table_20_Contents">On a brûlé dans une bataille 14 005 kilos de poudre. Il en reste dans les caissons 25 387 kilos. Un accident en a fait perdre 1 587 kilos. Les soldats en ont encore 1 851 kilogrammes. Combien y en avait-il avant la bataille ?</text:p>
          </table:table-cell>
        </table:table-row>
        <table:table-row>
          <table:table-cell table:style-name="Tableau2.A1" office:value-type="string">
            <text:p text:style-name="Table_20_Contents">3</text:p>
          </table:table-cell>
          <table:table-cell table:style-name="Tableau2.A1" office:value-type="string">
            <text:p text:style-name="Table_20_Contents"><text:a xlink:type="simple" xlink:href="http://www.mathkang.org/exokangans/page_exos.php?semaine=14#">[7]</text:a></text:p>
          </table:table-cell>
          <table:table-cell table:style-name="Tableau2.A1" office:value-type="string">
            <text:p text:style-name="Table_20_Contents">Une batterie d'artillerie, tirant 135 coups de canon à l'heure, a continué le feu pendant 18 heures consécutives. Combien a-t-elle tiré de coups ?</text:p>
          </table:table-cell>
        </table:table-row>
        <table:table-row>
          <table:table-cell table:style-name="Tableau2.A1" office:value-type="string">
            <text:p text:style-name="Table_20_Contents">4</text:p>
          </table:table-cell>
          <table:table-cell table:style-name="Tableau2.A1" office:value-type="string">
            <text:p text:style-name="Table_20_Contents"><text:a xlink:type="simple" xlink:href="http://www.mathkang.org/exokangans/page_exos.php?semaine=14#">[7]</text:a></text:p>
          </table:table-cell>
          <table:table-cell table:style-name="Tableau2.A1" office:value-type="string">
            <text:p text:style-name="Table_20_Contents">Une ville de garnison est défendue par 4 000 hommes, et possède encore pour 145 jours de vivres. Elle reçoit 1 000 hommes de plus. Combien de temps dureront les vivres ?</text:p>
          </table:table-cell>
        </table:table-row>
        <table:table-row>
          <table:table-cell table:style-name="Tableau2.A1" office:value-type="string">
            <text:p text:style-name="Table_20_Contents">5</text:p>
          </table:table-cell>
          <table:table-cell table:style-name="Tableau2.A1" office:value-type="string">
            <text:p text:style-name="Table_20_Contents"><text:a xlink:type="simple" xlink:href="http://www.mathkang.org/exokangans/page_exos.php?semaine=14#">[6]</text:a></text:p>
          </table:table-cell>
          <table:table-cell table:style-name="Tableau2.A1" office:value-type="string">
            <text:p text:style-name="Table_20_Contents">Une armée est composée de 215 escadrons de 165 hommes et de 244 bataillons de 560 hommes. On veut connaître l'effectif des hommes présents sous les drapeaux, en supposant qu'il y en ait 4 453 dans les hôpitaux.</text:p>
          </table:table-cell>
        </table:table-row>
        <table:table-row>
          <table:table-cell table:style-name="Tableau2.A1" office:value-type="string">
            <text:p text:style-name="Table_20_Contents">6</text:p>
          </table:table-cell>
          <table:table-cell table:style-name="Tableau2.A1" office:value-type="string">
            <text:p text:style-name="Table_20_Contents"><text:a xlink:type="simple" xlink:href="http://www.mathkang.org/exokangans/page_exos.php?semaine=14#">[6]</text:a></text:p>
          </table:table-cell>
          <table:table-cell table:style-name="Tableau2.A1" office:value-type="string">
            <text:p text:style-name="Table_20_Contents">Chaque soldat d'une garnison consomme 8 hectogrammes et demi de pain par jour. En 25 jours, une garnison entière en a mangé 53 125 kilogrammes. De combien d'hommes se compose-t-elle ?</text:p>
          </table:table-cell>
        </table:table-row>
        <table:table-row>
          <table:table-cell table:style-name="Tableau2.A1" office:value-type="string">
            <text:p text:style-name="Table_20_Contents">7</text:p>
          </table:table-cell>
          <table:table-cell table:style-name="Tableau2.A1" office:value-type="string">
            <text:p text:style-name="Table_20_Contents"><text:a xlink:type="simple" xlink:href="http://www.mathkang.org/exokangans/page_exos.php?semaine=14#">[7]</text:a></text:p>
          </table:table-cell>
          <table:table-cell table:style-name="Tableau2.A1" office:value-type="string">
            <text:p text:style-name="Table_20_Contents">Trois voisins ont logé des troupes, à savoir, le premier, 6 hommes et 4 chevaux pendant 15 jours; le deuxième, 8 hommes et 3 chevaux pendant 12 jours; le troisième, 10 hommes seulement pendant 9 jours. Il leur fut accordé une indemnité totale de 180 francs : faire la répartition, sachant que 2 chevaux doivent entrer en compte pour un homme seulement. <text:span text:style-name="T2">(Certificat d'études primaire – Vosges)</text:span></text:p>
          </table:table-cell>
        </table:table-row>
      </table:table>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5414d"/>
    </style:style>
    <style:style style:name="MT1" style:family="text">
      <style:text-properties officeooo:rsid="0015414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34cm" fo:margin-bottom="0.499cm"/>
      </style:header-style>
      <style:footer-style/>
    </style:page-layout>
  </office:automatic-styles>
  <office:master-styles>
    <style:master-page style:name="Standard" style:page-layout-name="Mpm1">
      <style:header>
        <text:p text:style-name="MP1"><text:span text:style-name="MT1">http://www.mathkang.org/exokangans/page_exos.php?semaine=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DOMINIQUE</meta:initial-creator>
    <meta:creation-date>2013-04-04T16:42:50.52</meta:creation-date>
    <dc:date>2013-04-04T16:59:40.02</dc:date>
    <dc:creator>Michel DOMINIQUE</dc:creator>
    <meta:editing-duration>PT8M38S</meta:editing-duration>
    <meta:editing-cycles>9</meta:editing-cycles>
    <meta:generator>LibreOffice/3.6$Windows_x86 LibreOffice_project/5b93205-6e6b3fc-7830f6d-c08ad66-1d9bf4</meta:generator>
    <meta:document-statistic meta:table-count="14" meta:image-count="0" meta:object-count="0" meta:page-count="14" meta:paragraph-count="325" meta:word-count="4950" meta:character-count="26172" meta:non-whitespace-character-count="21529"/>
  </office:meta>
</office:document-meta>
</file>